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62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73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9.62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19.78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.00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4.669cm" fo:min-width="19.786cm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4" style:family="graphic" style:parent-style-name="objectwithoutfill">
      <style:graphic-properties draw:stroke="solid" draw:stroke-dash="Ultrafine_20_Dashed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7cm" draw:transform="rotate (-3.14141812066459) translate (14.97cm 7.34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1cm" svg:height="1.27cm" draw:transform="rotate (-3.14141812066459) translate (14.971cm 3.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draw:transform="rotate (-3.14141812066459) translate (16.24cm 6.07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2.54cm" draw:transform="rotate (-3.14141812066459) translate (4.81cm 6.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1cm" svg:height="2.54cm" draw:transform="rotate (-3.14141812066459) translate (14.972cm 9.89cm)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.269cm" svg:height="0cm" draw:transform="rotate (-1.5707963267949) translate (14.97cm 17.383cm)" svg:viewBox="0 0 1270 0" svg:d="M0 0c424 0 847 0 1270 0">
          <text:p/>
        </draw:path>
        <draw:path draw:style-name="gr5" draw:text-style-name="P1" draw:layer="layout" svg:width="1.269cm" svg:height="0cm" draw:transform="rotate (-1.5707963267949) translate (4.81cm 17.383cm)" svg:viewBox="0 0 1270 0" svg:d="M1270 0c-423 0-846 0-1270 0">
          <text:p/>
        </draw:path>
        <draw:path draw:style-name="gr6" draw:text-style-name="P1" draw:layer="layout" svg:width="10.159cm" svg:height="0cm" svg:x="4.81cm" svg:y="17.383cm" svg:viewBox="0 0 10160 0" svg:d="M0 0c3387 0 6774 0 10160 0">
          <text:p/>
        </draw:path>
        <draw:path draw:style-name="gr7" draw:text-style-name="P1" draw:layer="layout" svg:width="2.539cm" svg:height="0cm" draw:transform="rotate (-1.5707963267949) translate (16.24cm 14.843cm)" svg:viewBox="0 0 2540 0" svg:d="M0 0c847 0 1693 0 2540 0">
          <text:p/>
        </draw:path>
        <draw:path draw:style-name="gr7" draw:text-style-name="P1" draw:layer="layout" svg:width="1.269cm" svg:height="0cm" svg:x="14.97cm" svg:y="17.383cm" svg:viewBox="0 0 1270 0" svg:d="M1270 0c-423 0-846 0-1270 0">
          <text:p/>
        </draw:path>
        <draw:path draw:style-name="gr8" draw:text-style-name="P1" draw:layer="layout" svg:width="2.539cm" svg:height="0cm" draw:transform="rotate (-1.5707963267949) translate (14.97cm 14.843cm)" svg:viewBox="0 0 2540 0" svg:d="M2540 0c-846 0-1693 0-2540 0">
          <text:p/>
        </draw:path>
        <draw:path draw:style-name="gr7" draw:text-style-name="P1" draw:layer="layout" svg:width="1.269cm" svg:height="0cm" svg:x="14.97cm" svg:y="14.843cm" svg:viewBox="0 0 1270 0" svg:d="M0 0c424 0 847 0 1270 0">
          <text:p/>
        </draw:path>
        <draw:path draw:style-name="gr8" draw:text-style-name="P1" draw:layer="layout" svg:width="2.539cm" svg:height="0cm" draw:transform="rotate (-1.5707963267949) translate (4.81cm 14.843cm)" svg:viewBox="0 0 2540 0" svg:d="M0 0c847 0 1693 0 2540 0">
          <text:p/>
        </draw:path>
        <draw:path draw:style-name="gr7" draw:text-style-name="P1" draw:layer="layout" svg:width="1.269cm" svg:height="0cm" svg:x="3.54cm" svg:y="17.383cm" svg:viewBox="0 0 1270 0" svg:d="M1270 0c-423 0-846 0-1270 0">
          <text:p/>
        </draw:path>
        <draw:path draw:style-name="gr7" draw:text-style-name="P1" draw:layer="layout" svg:width="2.539cm" svg:height="0cm" draw:transform="rotate (-1.5707963267949) translate (3.54cm 14.843cm)" svg:viewBox="0 0 2540 0" svg:d="M2540 0c-847 0-1693 0-2540 0">
          <text:p/>
        </draw:path>
        <draw:path draw:style-name="gr7" draw:text-style-name="P1" draw:layer="layout" svg:width="1.269cm" svg:height="0cm" svg:x="3.54cm" svg:y="14.843cm" svg:viewBox="0 0 1270 0" svg:d="M0 0c424 0 847 0 1270 0">
          <text:p/>
        </draw:path>
        <draw:line draw:style-name="gr9" draw:text-style-name="P1" draw:layer="layout" svg:x1="14.97cm" svg:y1="18.653cm" svg:x2="14.97cm" svg:y2="21.193cm">
          <text:p/>
        </draw:line>
        <draw:line draw:style-name="gr9" draw:text-style-name="P1" draw:layer="layout" svg:x1="4.81cm" svg:y1="21.193cm" svg:x2="4.81cm" svg:y2="18.653cm">
          <text:p/>
        </draw:line>
        <draw:line draw:style-name="gr10" draw:text-style-name="P1" draw:layer="layout" svg:x1="4.81cm" svg:y1="18.653cm" svg:x2="14.97cm" svg:y2="18.653cm">
          <text:p/>
        </draw:line>
        <draw:line draw:style-name="gr11" draw:text-style-name="P2" draw:layer="layout" svg:x1="7.344cm" svg:y1="14.843cm" svg:x2="4.804cm" svg:y2="14.843cm">
          <text:p/>
        </draw:line>
        <draw:line draw:style-name="gr11" draw:text-style-name="P2" draw:layer="layout" svg:x1="14.97cm" svg:y1="14.843cm" svg:x2="12.43cm" svg:y2="14.843cm">
          <text:p/>
        </draw:line>
        <draw:line draw:style-name="gr11" draw:text-style-name="P2" draw:layer="layout" svg:x1="12.431cm" svg:y1="15.478cm" svg:x2="7.351cm" svg:y2="15.478cm">
          <text:p/>
        </draw:line>
        <draw:line draw:style-name="gr12" draw:text-style-name="P2" draw:layer="layout" svg:x1="12.43cm" svg:y1="14.843cm" svg:x2="12.43cm" svg:y2="15.478cm">
          <text:p/>
        </draw:line>
        <draw:line draw:style-name="gr12" draw:text-style-name="P2" draw:layer="layout" svg:x1="7.35cm" svg:y1="14.843cm" svg:x2="7.35cm" svg:y2="15.478cm">
          <text:p/>
        </draw:line>
        <draw:line draw:style-name="gr12" draw:text-style-name="P2" draw:layer="layout" svg:x1="7.35cm" svg:y1="21.193cm" svg:x2="4.816cm" svg:y2="21.193cm">
          <text:p/>
        </draw:line>
        <draw:line draw:style-name="gr12" draw:text-style-name="P2" draw:layer="layout" svg:x1="14.97cm" svg:y1="21.193cm" svg:x2="12.436cm" svg:y2="21.193cm">
          <text:p/>
        </draw:line>
        <draw:line draw:style-name="gr12" draw:text-style-name="P2" draw:layer="layout" svg:x1="12.43cm" svg:y1="20.558cm" svg:x2="7.35cm" svg:y2="20.558cm">
          <text:p/>
        </draw:line>
        <draw:line draw:style-name="gr11" draw:text-style-name="P2" draw:layer="layout" svg:x1="12.43cm" svg:y1="21.193cm" svg:x2="12.43cm" svg:y2="20.558cm">
          <text:p/>
        </draw:line>
        <draw:line draw:style-name="gr11" draw:text-style-name="P2" draw:layer="layout" svg:x1="7.35cm" svg:y1="21.193cm" svg:x2="7.35cm" svg:y2="20.558cm">
          <text:p/>
        </draw:line>
        <draw:line draw:style-name="gr12" draw:text-style-name="P2" draw:layer="layout" svg:x1="12.43cm" svg:y1="14.208cm" svg:x2="7.35cm" svg:y2="14.208cm">
          <text:p/>
        </draw:line>
        <draw:line draw:style-name="gr12" draw:text-style-name="P2" draw:layer="layout" svg:x1="12.43cm" svg:y1="14.208cm" svg:x2="12.43cm" svg:y2="14.843cm">
          <text:p/>
        </draw:line>
        <draw:line draw:style-name="gr12" draw:text-style-name="P2" draw:layer="layout" svg:x1="7.35cm" svg:y1="14.843cm" svg:x2="7.35cm" svg:y2="14.208cm">
          <text:p/>
        </draw:line>
        <draw:line draw:style-name="gr12" draw:text-style-name="P2" draw:layer="layout" svg:x1="12.43cm" svg:y1="21.193cm" svg:x2="11.16cm" svg:y2="21.193cm">
          <text:p/>
        </draw:line>
        <draw:line draw:style-name="gr12" draw:text-style-name="P2" draw:layer="layout" svg:x1="11.16cm" svg:y1="20.558cm" svg:x2="11.16cm" svg:y2="21.193cm">
          <text:p/>
        </draw:line>
        <draw:line draw:style-name="gr12" draw:text-style-name="P2" draw:layer="layout" svg:x1="7.35cm" svg:y1="21.193cm" svg:x2="8.62cm" svg:y2="21.193cm">
          <text:p/>
        </draw:line>
        <draw:line draw:style-name="gr12" draw:text-style-name="P2" draw:layer="layout" svg:x1="8.62cm" svg:y1="20.558cm" svg:x2="8.62cm" svg:y2="21.193cm">
          <text:p/>
        </draw:line>
        <draw:line draw:style-name="gr12" draw:text-style-name="P2" draw:layer="layout" svg:x1="14.97cm" svg:y1="14.843cm" svg:x2="14.97cm" svg:y2="13.573cm">
          <text:p/>
        </draw:line>
        <draw:line draw:style-name="gr12" draw:text-style-name="P2" draw:layer="layout" svg:x1="12.43cm" svg:y1="13.573cm" svg:x2="14.97cm" svg:y2="13.573cm">
          <text:p/>
        </draw:line>
        <draw:line draw:style-name="gr12" draw:text-style-name="P2" draw:layer="layout" svg:x1="12.43cm" svg:y1="14.843cm" svg:x2="12.43cm" svg:y2="13.573cm">
          <text:p/>
        </draw:line>
        <draw:line draw:style-name="gr12" draw:text-style-name="P2" draw:layer="layout" svg:x1="7.35cm" svg:y1="14.843cm" svg:x2="7.35cm" svg:y2="13.573cm">
          <text:p/>
        </draw:line>
        <draw:line draw:style-name="gr12" draw:text-style-name="P2" draw:layer="layout" svg:x1="4.81cm" svg:y1="13.573cm" svg:x2="7.35cm" svg:y2="13.573cm">
          <text:p/>
        </draw:line>
        <draw:line draw:style-name="gr12" draw:text-style-name="P2" draw:layer="layout" svg:x1="4.81cm" svg:y1="14.843cm" svg:x2="4.81cm" svg:y2="13.573cm">
          <text:p/>
        </draw:line>
      </draw:page>
      <draw:page draw:name="page2" draw:style-name="dp1" draw:master-page-name="Default">
        <draw:path draw:style-name="gr5" draw:text-style-name="P1" draw:layer="layout" svg:width="2.539cm" svg:height="0cm" svg:x="9.89cm" svg:y="4.81cm" svg:viewBox="0 0 2540 0" svg:d="M0 0c847 0 1693 0 2540 0">
          <text:p/>
        </draw:path>
        <draw:path draw:style-name="gr5" draw:text-style-name="P1" draw:layer="layout" svg:width="2.539cm" svg:height="0cm" svg:x="9.89cm" svg:y="25.13cm" svg:viewBox="0 0 2540 0" svg:d="M2540 0c-847 0-1693 0-2540 0">
          <text:p/>
        </draw:path>
        <draw:path draw:style-name="gr6" draw:text-style-name="P1" draw:layer="layout" svg:width="0cm" svg:height="20.319cm" svg:x="9.89cm" svg:y="4.81cm" svg:viewBox="0 0 0 20320" svg:d="M0 20320c0-6773 0-13547 0-20320">
          <text:p/>
        </draw:path>
        <draw:path draw:style-name="gr7" draw:text-style-name="P1" draw:layer="layout" svg:width="5.079cm" svg:height="0cm" svg:x="4.81cm" svg:y="2.27cm" svg:viewBox="0 0 5080 0" svg:d="M0 0c1693 0 3387 0 5080 0">
          <text:p/>
        </draw:path>
        <draw:path draw:style-name="gr7" draw:text-style-name="P1" draw:layer="layout" svg:width="0cm" svg:height="2.539cm" svg:x="9.89cm" svg:y="2.27cm" svg:viewBox="0 0 0 2540" svg:d="M0 0c0 847 0 1693 0 2540">
          <text:p/>
        </draw:path>
        <draw:path draw:style-name="gr8" draw:text-style-name="P1" draw:layer="layout" svg:width="5.079cm" svg:height="0cm" svg:x="4.81cm" svg:y="4.81cm" svg:viewBox="0 0 5080 0" svg:d="M5080 0c-1693 0-3387 0-5080 0">
          <text:p/>
        </draw:path>
        <draw:path draw:style-name="gr7" draw:text-style-name="P1" draw:layer="layout" svg:width="0cm" svg:height="2.539cm" svg:x="4.81cm" svg:y="2.27cm" svg:viewBox="0 0 0 2540" svg:d="M0 2540c0-847 0-1693 0-2540">
          <text:p/>
        </draw:path>
        <draw:path draw:style-name="gr8" draw:text-style-name="P1" draw:layer="layout" svg:width="5.079cm" svg:height="0cm" svg:x="4.81cm" svg:y="25.13cm" svg:viewBox="0 0 5080 0" svg:d="M0 0c1693 0 3387 0 5080 0">
          <text:p/>
        </draw:path>
        <draw:path draw:style-name="gr7" draw:text-style-name="P1" draw:layer="layout" svg:width="0cm" svg:height="2.539cm" svg:x="9.89cm" svg:y="25.13cm" svg:viewBox="0 0 0 2540" svg:d="M0 0c0 847 0 1693 0 2540">
          <text:p/>
        </draw:path>
        <draw:path draw:style-name="gr7" draw:text-style-name="P1" draw:layer="layout" svg:width="5.079cm" svg:height="0cm" svg:x="4.81cm" svg:y="27.67cm" svg:viewBox="0 0 5080 0" svg:d="M5080 0c-1693 0-3387 0-5080 0">
          <text:p/>
        </draw:path>
        <draw:path draw:style-name="gr7" draw:text-style-name="P1" draw:layer="layout" svg:width="0cm" svg:height="2.539cm" svg:x="4.81cm" svg:y="25.13cm" svg:viewBox="0 0 0 2540" svg:d="M0 2540c0-847 0-1693 0-2540">
          <text:p/>
        </draw:path>
        <draw:line draw:style-name="gr9" draw:text-style-name="P1" draw:layer="layout" svg:x1="12.43cm" svg:y1="4.81cm" svg:x2="17.51cm" svg:y2="4.81cm">
          <text:p/>
        </draw:line>
        <draw:line draw:style-name="gr9" draw:text-style-name="P1" draw:layer="layout" svg:x1="17.51cm" svg:y1="25.13cm" svg:x2="12.43cm" svg:y2="25.13cm">
          <text:p/>
        </draw:line>
        <draw:line draw:style-name="gr10" draw:text-style-name="P1" draw:layer="layout" svg:x1="12.43cm" svg:y1="25.13cm" svg:x2="12.43cm" svg:y2="4.81cm">
          <text:p/>
        </draw:line>
        <draw:line draw:style-name="gr11" draw:text-style-name="P2" draw:layer="layout" svg:x1="4.81cm" svg:y1="20.063cm" svg:x2="4.81cm" svg:y2="25.143cm">
          <text:p/>
        </draw:line>
        <draw:line draw:style-name="gr11" draw:text-style-name="P2" draw:layer="layout" svg:x1="4.81cm" svg:y1="4.81cm" svg:x2="4.81cm" svg:y2="9.89cm">
          <text:p/>
        </draw:line>
        <draw:line draw:style-name="gr11" draw:text-style-name="P2" draw:layer="layout" svg:x1="6.08cm" svg:y1="9.89cm" svg:x2="6.08cm" svg:y2="20.049cm">
          <text:p/>
        </draw:line>
        <draw:line draw:style-name="gr12" draw:text-style-name="P2" draw:layer="layout" svg:x1="4.81cm" svg:y1="9.89cm" svg:x2="6.08cm" svg:y2="9.89cm">
          <text:p/>
        </draw:line>
        <draw:line draw:style-name="gr12" draw:text-style-name="P2" draw:layer="layout" svg:x1="4.81cm" svg:y1="20.05cm" svg:x2="6.08cm" svg:y2="20.05cm">
          <text:p/>
        </draw:line>
        <draw:line draw:style-name="gr12" draw:text-style-name="P2" draw:layer="layout" svg:x1="17.51cm" svg:y1="20.05cm" svg:x2="17.51cm" svg:y2="25.118cm">
          <text:p/>
        </draw:line>
        <draw:line draw:style-name="gr12" draw:text-style-name="P2" draw:layer="layout" svg:x1="17.51cm" svg:y1="4.81cm" svg:x2="17.51cm" svg:y2="9.878cm">
          <text:p/>
        </draw:line>
        <draw:line draw:style-name="gr12" draw:text-style-name="P2" draw:layer="layout" svg:x1="16.24cm" svg:y1="9.89cm" svg:x2="16.24cm" svg:y2="20.05cm">
          <text:p/>
        </draw:line>
        <draw:line draw:style-name="gr11" draw:text-style-name="P2" draw:layer="layout" svg:x1="17.51cm" svg:y1="9.89cm" svg:x2="16.24cm" svg:y2="9.89cm">
          <text:p/>
        </draw:line>
        <draw:line draw:style-name="gr11" draw:text-style-name="P2" draw:layer="layout" svg:x1="17.51cm" svg:y1="20.05cm" svg:x2="16.24cm" svg:y2="20.05cm">
          <text:p/>
        </draw:line>
        <draw:line draw:style-name="gr12" draw:text-style-name="P2" draw:layer="layout" svg:x1="3.54cm" svg:y1="9.89cm" svg:x2="3.54cm" svg:y2="20.05cm">
          <text:p/>
        </draw:line>
        <draw:line draw:style-name="gr12" draw:text-style-name="P2" draw:layer="layout" svg:x1="3.54cm" svg:y1="9.89cm" svg:x2="4.81cm" svg:y2="9.89cm">
          <text:p/>
        </draw:line>
        <draw:line draw:style-name="gr12" draw:text-style-name="P2" draw:layer="layout" svg:x1="4.81cm" svg:y1="20.05cm" svg:x2="3.54cm" svg:y2="20.05cm">
          <text:p/>
        </draw:line>
        <draw:line draw:style-name="gr12" draw:text-style-name="P2" draw:layer="layout" svg:x1="17.51cm" svg:y1="9.89cm" svg:x2="17.51cm" svg:y2="12.43cm">
          <text:p/>
        </draw:line>
        <draw:line draw:style-name="gr12" draw:text-style-name="P2" draw:layer="layout" svg:x1="16.24cm" svg:y1="12.43cm" svg:x2="17.51cm" svg:y2="12.43cm">
          <text:p/>
        </draw:line>
        <draw:line draw:style-name="gr12" draw:text-style-name="P2" draw:layer="layout" svg:x1="17.51cm" svg:y1="20.05cm" svg:x2="17.51cm" svg:y2="17.51cm">
          <text:p/>
        </draw:line>
        <draw:line draw:style-name="gr12" draw:text-style-name="P2" draw:layer="layout" svg:x1="16.24cm" svg:y1="17.51cm" svg:x2="17.51cm" svg:y2="17.51cm">
          <text:p/>
        </draw:line>
        <draw:line draw:style-name="gr12" draw:text-style-name="P2" draw:layer="layout" svg:x1="4.81cm" svg:y1="4.81cm" svg:x2="2.27cm" svg:y2="4.81cm">
          <text:p/>
        </draw:line>
        <draw:line draw:style-name="gr12" draw:text-style-name="P2" draw:layer="layout" svg:x1="2.27cm" svg:y1="9.89cm" svg:x2="2.27cm" svg:y2="4.81cm">
          <text:p/>
        </draw:line>
        <draw:line draw:style-name="gr12" draw:text-style-name="P2" draw:layer="layout" svg:x1="4.81cm" svg:y1="9.89cm" svg:x2="2.27cm" svg:y2="9.89cm">
          <text:p/>
        </draw:line>
        <draw:line draw:style-name="gr12" draw:text-style-name="P2" draw:layer="layout" svg:x1="4.81cm" svg:y1="20.05cm" svg:x2="2.27cm" svg:y2="20.05cm">
          <text:p/>
        </draw:line>
        <draw:line draw:style-name="gr12" draw:text-style-name="P2" draw:layer="layout" svg:x1="2.27cm" svg:y1="25.13cm" svg:x2="2.27cm" svg:y2="20.05cm">
          <text:p/>
        </draw:line>
        <draw:line draw:style-name="gr12" draw:text-style-name="P2" draw:layer="layout" svg:x1="4.81cm" svg:y1="25.13cm" svg:x2="2.27cm" svg:y2="25.13cm">
          <text:p/>
        </draw:line>
      </draw:page>
      <draw:page draw:name="page3" draw:style-name="dp1" draw:master-page-name="Default">
        <draw:path draw:style-name="gr5" draw:text-style-name="P1" draw:layer="layout" svg:width="1.266cm" svg:height="-0.001cm" draw:transform="rotate (1.5707963267949) translate (5.4452397456454cm 9.24019183626426cm)" svg:viewBox="0 0 1267 0" svg:d="M0 0c422 0 844 0 1267 0">
          <text:p/>
        </draw:path>
        <draw:path draw:style-name="gr5" draw:text-style-name="P1" draw:layer="layout" svg:width="1.266cm" svg:height="-0.001cm" draw:transform="rotate (1.5707963267949) translate (15.6052397456454cm 9.24019183626426cm)" svg:viewBox="0 0 1267 0" svg:d="M1267 0c-423 0-845 0-1267 0">
          <text:p/>
        </draw:path>
        <draw:path draw:style-name="gr6" draw:text-style-name="P1" draw:layer="layout" svg:width="4.444cm" svg:height="0cm" svg:x="5.445cm" svg:y="9.24cm" svg:viewBox="0 0 4445 0" svg:d="M4445 0c-1481 0-2963 0-4445 0">
          <text:p/>
        </draw:path>
        <draw:path draw:style-name="gr7" draw:text-style-name="P1" draw:layer="layout" svg:width="2.532cm" svg:height="-0.001cm" draw:transform="rotate (1.5707963267949) translate (4.1752397456454cm 11.7735251695976cm)" svg:viewBox="0 0 2533 0" svg:d="M0 0c844 0 1689 0 2533 0">
          <text:p/>
        </draw:path>
        <draw:path draw:style-name="gr7" draw:text-style-name="P1" draw:layer="layout" svg:width="1.269cm" svg:height="0cm" svg:x="4.175cm" svg:y="9.24cm" svg:viewBox="0 0 1270 0" svg:d="M0 0c424 0 846 0 1270 0">
          <text:p/>
        </draw:path>
        <draw:path draw:style-name="gr8" draw:text-style-name="P1" draw:layer="layout" svg:width="2.532cm" svg:height="-0.001cm" draw:transform="rotate (1.5707963267949) translate (5.4452397456454cm 11.7735251695976cm)" svg:viewBox="0 0 2533 0" svg:d="M2533 0c-844 0-1689 0-2533 0">
          <text:p/>
        </draw:path>
        <draw:path draw:style-name="gr7" draw:text-style-name="P1" draw:layer="layout" svg:width="1.269cm" svg:height="-0.001cm" svg:x="4.175cm" svg:y="11.774cm" svg:viewBox="0 0 1270 0" svg:d="M1270 0c-424 0-846 0-1270 0">
          <text:p/>
        </draw:path>
        <draw:path draw:style-name="gr8" draw:text-style-name="P1" draw:layer="layout" svg:width="2.532cm" svg:height="0cm" draw:transform="rotate (1.5707963267949) translate (15.6052397456454cm 11.7735251695976cm)" svg:viewBox="0 0 2533 0" svg:d="M0 0c844 0 1689 0 2533 0">
          <text:p/>
        </draw:path>
        <draw:path draw:style-name="gr7" draw:text-style-name="P1" draw:layer="layout" svg:width="1.269cm" svg:height="-0.001cm" svg:x="15.605cm" svg:y="9.24cm" svg:viewBox="0 0 1270 0" svg:d="M0 0c424 0 846 0 1270 0">
          <text:p/>
        </draw:path>
        <draw:path draw:style-name="gr7" draw:text-style-name="P1" draw:layer="layout" svg:width="2.532cm" svg:height="-0.001cm" draw:transform="rotate (1.5707963267949) translate (16.8752397456454cm 11.7735251695976cm)" svg:viewBox="0 0 2533 0" svg:d="M2533 0c-844 0-1689 0-2533 0">
          <text:p/>
        </draw:path>
        <draw:path draw:style-name="gr7" draw:text-style-name="P1" draw:layer="layout" svg:width="1.269cm" svg:height="-0.001cm" svg:x="15.605cm" svg:y="11.774cm" svg:viewBox="0 0 1270 0" svg:d="M1270 0c-424 0-846 0-1270 0">
          <text:p/>
        </draw:path>
        <draw:line draw:style-name="gr9" draw:text-style-name="P1" draw:layer="layout" svg:x1="5.445cm" svg:y1="7.973cm" svg:x2="5.445cm" svg:y2="5.44cm">
          <text:p/>
        </draw:line>
        <draw:line draw:style-name="gr9" draw:text-style-name="P1" draw:layer="layout" svg:x1="15.605cm" svg:y1="5.44cm" svg:x2="15.605cm" svg:y2="7.973cm">
          <text:p/>
        </draw:line>
        <draw:line draw:style-name="gr10" draw:text-style-name="P1" draw:layer="layout" svg:x1="15.605cm" svg:y1="7.974cm" svg:x2="5.445cm" svg:y2="7.974cm">
          <text:p/>
        </draw:line>
        <draw:line draw:style-name="gr12" draw:text-style-name="P2" draw:layer="layout" svg:x1="13.072cm" svg:y1="11.774cm" svg:x2="15.612cm" svg:y2="11.774cm">
          <text:p/>
        </draw:line>
        <draw:line draw:style-name="gr12" draw:text-style-name="P2" draw:layer="layout" svg:x1="5.445cm" svg:y1="11.774cm" svg:x2="7.985cm" svg:y2="11.774cm">
          <text:p/>
        </draw:line>
        <draw:line draw:style-name="gr12" draw:text-style-name="P2" draw:layer="layout" svg:x1="7.985cm" svg:y1="11.773cm" svg:x2="7.985cm" svg:y2="11.14cm">
          <text:p/>
        </draw:line>
        <draw:line draw:style-name="gr12" draw:text-style-name="P2" draw:layer="layout" svg:x1="13.065cm" svg:y1="11.773cm" svg:x2="13.065cm" svg:y2="11.14cm">
          <text:p/>
        </draw:line>
        <draw:line draw:style-name="gr12" draw:text-style-name="P2" draw:layer="layout" svg:x1="13.065cm" svg:y1="5.44cm" svg:x2="15.599cm" svg:y2="5.44cm">
          <text:p/>
        </draw:line>
        <draw:line draw:style-name="gr12" draw:text-style-name="P2" draw:layer="layout" svg:x1="5.445cm" svg:y1="5.44cm" svg:x2="7.979cm" svg:y2="5.44cm">
          <text:p/>
        </draw:line>
        <draw:line draw:style-name="gr13" draw:text-style-name="P2" draw:layer="layout" svg:x1="7.985cm" svg:y1="4.807cm" svg:x2="7.985cm" svg:y2="6.074cm">
          <text:p/>
        </draw:line>
        <draw:line draw:style-name="gr13" draw:text-style-name="P2" draw:layer="layout" svg:x1="13.065cm" svg:y1="4.807cm" svg:x2="13.065cm" svg:y2="6.074cm">
          <text:p/>
        </draw:line>
        <draw:line draw:style-name="gr13" draw:text-style-name="P2" draw:layer="layout" svg:x1="7.985cm" svg:y1="11.14cm" svg:x2="9.89cm" svg:y2="11.14cm">
          <text:p/>
        </draw:line>
        <draw:line draw:style-name="gr13" draw:text-style-name="P2" draw:layer="layout" svg:x1="11.16cm" svg:y1="11.14cm" svg:x2="13.065cm" svg:y2="11.14cm">
          <text:p/>
        </draw:line>
        <draw:line draw:style-name="gr11" draw:text-style-name="P2" draw:layer="layout" svg:x1="11.16cm" svg:y1="9.24cm" svg:x2="11.16cm" svg:y2="11.14cm">
          <text:p/>
        </draw:line>
        <draw:line draw:style-name="gr11" draw:text-style-name="P2" draw:layer="layout" svg:x1="9.89cm" svg:y1="9.24cm" svg:x2="9.89cm" svg:y2="11.14cm">
          <text:p/>
        </draw:line>
        <draw:line draw:style-name="gr12" draw:text-style-name="P2" draw:layer="layout" svg:x1="5.445cm" svg:y1="11.774cm" svg:x2="5.445cm" svg:y2="13.041cm">
          <text:p/>
        </draw:line>
        <draw:line draw:style-name="gr12" draw:text-style-name="P2" draw:layer="layout" svg:x1="7.985cm" svg:y1="13.04cm" svg:x2="5.445cm" svg:y2="13.04cm">
          <text:p/>
        </draw:line>
        <draw:line draw:style-name="gr11" draw:text-style-name="P2" draw:layer="layout" svg:x1="7.985cm" svg:y1="11.774cm" svg:x2="7.985cm" svg:y2="13.041cm">
          <text:p/>
        </draw:line>
        <draw:line draw:style-name="gr12" draw:text-style-name="P2" draw:layer="layout" svg:x1="15.605cm" svg:y1="13.04cm" svg:x2="13.065cm" svg:y2="13.04cm">
          <text:p/>
        </draw:line>
        <draw:line draw:style-name="gr12" draw:text-style-name="P2" draw:layer="layout" svg:x1="15.605cm" svg:y1="11.774cm" svg:x2="15.605cm" svg:y2="13.041cm">
          <text:p/>
        </draw:line>
        <draw:path draw:style-name="gr6" draw:text-style-name="P1" draw:layer="layout" svg:width="4.444cm" svg:height="-0.001cm" svg:x="11.16cm" svg:y="9.24cm" svg:viewBox="0 0 4445 0" svg:d="M4445 0c-1481 0-2963 0-4445 0">
          <text:p/>
        </draw:path>
        <draw:line draw:style-name="gr11" draw:text-style-name="P2" draw:layer="layout" svg:x1="9.89cm" svg:y1="8.607cm" svg:x2="11.16cm" svg:y2="8.607cm">
          <text:p/>
        </draw:line>
        <draw:line draw:style-name="gr12" draw:text-style-name="P2" draw:layer="layout" svg:x1="9.89cm" svg:y1="3.54cm" svg:x2="11.16cm" svg:y2="3.54cm">
          <text:p/>
        </draw:line>
        <draw:line draw:style-name="gr11" draw:text-style-name="P2" draw:layer="layout" svg:x1="7.985cm" svg:y1="6.074cm" svg:x2="13.065cm" svg:y2="6.074cm">
          <text:p/>
        </draw:line>
        <draw:line draw:style-name="gr12" draw:text-style-name="P2" draw:layer="layout" svg:x1="9.89cm" svg:y1="3.54cm" svg:x2="9.89cm" svg:y2="5.44cm">
          <text:p/>
        </draw:line>
        <draw:line draw:style-name="gr11" draw:text-style-name="P2" draw:layer="layout" svg:x1="9.89cm" svg:y1="5.44cm" svg:x2="11.16cm" svg:y2="5.44cm">
          <text:p/>
        </draw:line>
        <draw:line draw:style-name="gr12" draw:text-style-name="P2" draw:layer="layout" svg:x1="11.16cm" svg:y1="3.54cm" svg:x2="11.16cm" svg:y2="5.44cm">
          <text:p/>
        </draw:line>
        <draw:line draw:style-name="gr12" draw:text-style-name="P2" draw:layer="layout" svg:x1="7.985cm" svg:y1="4.807cm" svg:x2="9.89cm" svg:y2="4.807cm">
          <text:p/>
        </draw:line>
        <draw:line draw:style-name="gr12" draw:text-style-name="P2" draw:layer="layout" svg:x1="11.16cm" svg:y1="4.807cm" svg:x2="13.065cm" svg:y2="4.807cm">
          <text:p/>
        </draw:line>
        <draw:line draw:style-name="gr12" draw:text-style-name="P2" draw:layer="layout" svg:x1="9.89cm" svg:y1="11.14cm" svg:x2="11.224cm" svg:y2="11.14cm">
          <text:p/>
        </draw:line>
        <draw:line draw:style-name="gr12" draw:text-style-name="P2" draw:layer="layout" svg:x1="9.89cm" svg:y1="9.24cm" svg:x2="11.351cm" svg:y2="9.24cm">
          <text:p/>
        </draw:line>
        <draw:line draw:style-name="gr12" draw:text-style-name="P2" draw:layer="layout" svg:x1="10.525cm" svg:y1="11.14cm" svg:x2="10.525cm" svg:y2="9.24cm">
          <text:p/>
        </draw:line>
        <draw:line draw:style-name="gr12" draw:text-style-name="P2" draw:layer="layout" svg:x1="9.89cm" svg:y1="8.607cm" svg:x2="9.89cm" svg:y2="9.24cm">
          <text:p/>
        </draw:line>
        <draw:line draw:style-name="gr12" draw:text-style-name="P2" draw:layer="layout" svg:x1="11.16cm" svg:y1="8.607cm" svg:x2="11.16cm" svg:y2="9.24cm">
          <text:p/>
        </draw:line>
        <draw:line draw:style-name="gr12" draw:text-style-name="P2" draw:layer="layout" svg:x1="10.144cm" svg:y1="8.987cm" svg:x2="11.033cm" svg:y2="8.797cm">
          <text:p/>
        </draw:line>
        <draw:line draw:style-name="gr12" draw:text-style-name="P2" draw:layer="layout" svg:x1="10.081cm" svg:y1="8.734cm" svg:x2="11.034cm" svg:y2="9.051cm">
          <text:p/>
        </draw:line>
        <draw:line draw:style-name="gr12" draw:text-style-name="P2" draw:layer="layout" svg:x1="7.983cm" svg:y1="13.04cm" svg:x2="8.618cm" svg:y2="13.04cm">
          <text:p/>
        </draw:line>
        <draw:line draw:style-name="gr12" draw:text-style-name="P2" draw:layer="layout" svg:x1="7.985cm" svg:y1="11.774cm" svg:x2="8.62cm" svg:y2="11.774cm">
          <text:p/>
        </draw:line>
        <draw:line draw:style-name="gr12" draw:text-style-name="P2" draw:layer="layout" svg:x1="8.62cm" svg:y1="11.774cm" svg:x2="8.62cm" svg:y2="13.041cm">
          <text:p/>
        </draw:line>
        <draw:line draw:style-name="gr11" draw:text-style-name="P2" draw:layer="layout" svg:x1="13.065cm" svg:y1="11.774cm" svg:x2="13.065cm" svg:y2="13.041cm">
          <text:p/>
        </draw:line>
        <draw:line draw:style-name="gr12" draw:text-style-name="P2" draw:layer="layout" svg:x1="13.068cm" svg:y1="13.04cm" svg:x2="12.433cm" svg:y2="13.04cm">
          <text:p/>
        </draw:line>
        <draw:line draw:style-name="gr12" draw:text-style-name="P2" draw:layer="layout" svg:x1="13.065cm" svg:y1="11.774cm" svg:x2="12.43cm" svg:y2="11.774cm">
          <text:p/>
        </draw:line>
        <draw:line draw:style-name="gr12" draw:text-style-name="P2" draw:layer="layout" svg:x1="12.43cm" svg:y1="11.774cm" svg:x2="12.43cm" svg:y2="13.041cm">
          <text:p/>
        </draw:line>
        <draw:path draw:style-name="gr5" draw:text-style-name="P1" draw:layer="layout" svg:width="1.269cm" svg:height="0cm" draw:transform="rotate (1.5707963267949) translate (5.445cm 21.955cm)" svg:viewBox="0 0 1270 0" svg:d="M0 0c424 0 847 0 1270 0">
          <text:p/>
        </draw:path>
        <draw:path draw:style-name="gr5" draw:text-style-name="P1" draw:layer="layout" svg:width="1.269cm" svg:height="0cm" draw:transform="rotate (1.5707963267949) translate (15.605cm 21.955cm)" svg:viewBox="0 0 1270 0" svg:d="M1270 0c-423 0-846 0-1270 0">
          <text:p/>
        </draw:path>
        <draw:path draw:style-name="gr6" draw:text-style-name="P1" draw:layer="layout" svg:width="4.444cm" svg:height="0cm" svg:x="5.445cm" svg:y="21.955cm" svg:viewBox="0 0 4445 0" svg:d="M4445 0c-1481 0-2963 0-4445 0">
          <text:p/>
        </draw:path>
        <draw:path draw:style-name="gr7" draw:text-style-name="P1" draw:layer="layout" svg:width="2.539cm" svg:height="0cm" draw:transform="rotate (1.5707963267949) translate (4.175cm 24.495cm)" svg:viewBox="0 0 2540 0" svg:d="M0 0c847 0 1694 0 2540 0">
          <text:p/>
        </draw:path>
        <draw:path draw:style-name="gr7" draw:text-style-name="P1" draw:layer="layout" svg:width="1.269cm" svg:height="0cm" svg:x="4.175cm" svg:y="21.955cm" svg:viewBox="0 0 1270 0" svg:d="M0 0c424 0 847 0 1270 0">
          <text:p/>
        </draw:path>
        <draw:path draw:style-name="gr8" draw:text-style-name="P1" draw:layer="layout" svg:width="2.539cm" svg:height="0cm" draw:transform="rotate (1.5707963267949) translate (5.445cm 24.495cm)" svg:viewBox="0 0 2540 0" svg:d="M2540 0c-846 0-1693 0-2540 0">
          <text:p/>
        </draw:path>
        <draw:path draw:style-name="gr7" draw:text-style-name="P1" draw:layer="layout" svg:width="1.269cm" svg:height="0cm" svg:x="4.175cm" svg:y="24.495cm" svg:viewBox="0 0 1270 0" svg:d="M1270 0c-423 0-846 0-1270 0">
          <text:p/>
        </draw:path>
        <draw:path draw:style-name="gr8" draw:text-style-name="P1" draw:layer="layout" svg:width="2.539cm" svg:height="0cm" draw:transform="rotate (1.5707963267949) translate (15.605cm 24.495cm)" svg:viewBox="0 0 2540 0" svg:d="M0 0c847 0 1694 0 2540 0">
          <text:p/>
        </draw:path>
        <draw:path draw:style-name="gr7" draw:text-style-name="P1" draw:layer="layout" svg:width="1.269cm" svg:height="0cm" svg:x="15.605cm" svg:y="21.955cm" svg:viewBox="0 0 1270 0" svg:d="M0 0c424 0 847 0 1270 0">
          <text:p/>
        </draw:path>
        <draw:path draw:style-name="gr7" draw:text-style-name="P1" draw:layer="layout" svg:width="2.539cm" svg:height="0cm" draw:transform="rotate (1.5707963267949) translate (16.875cm 24.495cm)" svg:viewBox="0 0 2540 0" svg:d="M2540 0c-846 0-1693 0-2540 0">
          <text:p/>
        </draw:path>
        <draw:path draw:style-name="gr7" draw:text-style-name="P1" draw:layer="layout" svg:width="1.269cm" svg:height="0cm" svg:x="15.605cm" svg:y="24.495cm" svg:viewBox="0 0 1270 0" svg:d="M1270 0c-423 0-846 0-1270 0">
          <text:p/>
        </draw:path>
        <draw:line draw:style-name="gr9" draw:text-style-name="P1" draw:layer="layout" svg:x1="5.445cm" svg:y1="20.685cm" svg:x2="5.445cm" svg:y2="18.145cm">
          <text:p/>
        </draw:line>
        <draw:line draw:style-name="gr9" draw:text-style-name="P1" draw:layer="layout" svg:x1="15.605cm" svg:y1="18.145cm" svg:x2="15.605cm" svg:y2="20.685cm">
          <text:p/>
        </draw:line>
        <draw:line draw:style-name="gr10" draw:text-style-name="P1" draw:layer="layout" svg:x1="15.605cm" svg:y1="20.685cm" svg:x2="5.445cm" svg:y2="20.685cm">
          <text:p/>
        </draw:line>
        <draw:line draw:style-name="gr12" draw:text-style-name="P2" draw:layer="layout" svg:x1="13.072cm" svg:y1="24.495cm" svg:x2="15.612cm" svg:y2="24.495cm">
          <text:p/>
        </draw:line>
        <draw:line draw:style-name="gr12" draw:text-style-name="P2" draw:layer="layout" svg:x1="5.445cm" svg:y1="24.495cm" svg:x2="7.985cm" svg:y2="24.495cm">
          <text:p/>
        </draw:line>
        <draw:line draw:style-name="gr12" draw:text-style-name="P2" draw:layer="layout" svg:x1="7.985cm" svg:y1="24.495cm" svg:x2="7.985cm" svg:y2="23.86cm">
          <text:p/>
        </draw:line>
        <draw:line draw:style-name="gr12" draw:text-style-name="P2" draw:layer="layout" svg:x1="13.065cm" svg:y1="24.495cm" svg:x2="13.065cm" svg:y2="23.86cm">
          <text:p/>
        </draw:line>
        <draw:line draw:style-name="gr12" draw:text-style-name="P2" draw:layer="layout" svg:x1="13.065cm" svg:y1="18.145cm" svg:x2="15.599cm" svg:y2="18.145cm">
          <text:p/>
        </draw:line>
        <draw:line draw:style-name="gr12" draw:text-style-name="P2" draw:layer="layout" svg:x1="5.445cm" svg:y1="18.145cm" svg:x2="7.979cm" svg:y2="18.145cm">
          <text:p/>
        </draw:line>
        <draw:line draw:style-name="gr13" draw:text-style-name="P2" draw:layer="layout" svg:x1="7.985cm" svg:y1="18.145cm" svg:x2="7.985cm" svg:y2="18.78cm">
          <text:p/>
        </draw:line>
        <draw:line draw:style-name="gr13" draw:text-style-name="P2" draw:layer="layout" svg:x1="13.065cm" svg:y1="18.145cm" svg:x2="13.065cm" svg:y2="18.78cm">
          <text:p/>
        </draw:line>
        <draw:line draw:style-name="gr13" draw:text-style-name="P2" draw:layer="layout" svg:x1="7.985cm" svg:y1="23.86cm" svg:x2="9.89cm" svg:y2="23.86cm">
          <text:p/>
        </draw:line>
        <draw:line draw:style-name="gr13" draw:text-style-name="P2" draw:layer="layout" svg:x1="11.16cm" svg:y1="23.86cm" svg:x2="13.065cm" svg:y2="23.86cm">
          <text:p/>
        </draw:line>
        <draw:line draw:style-name="gr11" draw:text-style-name="P2" draw:layer="layout" svg:x1="11.16cm" svg:y1="21.955cm" svg:x2="11.16cm" svg:y2="23.86cm">
          <text:p/>
        </draw:line>
        <draw:line draw:style-name="gr11" draw:text-style-name="P2" draw:layer="layout" svg:x1="9.89cm" svg:y1="21.955cm" svg:x2="9.89cm" svg:y2="23.86cm">
          <text:p/>
        </draw:line>
        <draw:line draw:style-name="gr12" draw:text-style-name="P2" draw:layer="layout" svg:x1="5.445cm" svg:y1="24.495cm" svg:x2="5.445cm" svg:y2="25.765cm">
          <text:p/>
        </draw:line>
        <draw:line draw:style-name="gr12" draw:text-style-name="P2" draw:layer="layout" svg:x1="7.985cm" svg:y1="25.765cm" svg:x2="5.445cm" svg:y2="25.765cm">
          <text:p/>
        </draw:line>
        <draw:line draw:style-name="gr11" draw:text-style-name="P2" draw:layer="layout" svg:x1="7.985cm" svg:y1="24.495cm" svg:x2="7.985cm" svg:y2="25.765cm">
          <text:p/>
        </draw:line>
        <draw:line draw:style-name="gr12" draw:text-style-name="P2" draw:layer="layout" svg:x1="15.605cm" svg:y1="25.765cm" svg:x2="13.065cm" svg:y2="25.765cm">
          <text:p/>
        </draw:line>
        <draw:line draw:style-name="gr12" draw:text-style-name="P2" draw:layer="layout" svg:x1="15.605cm" svg:y1="24.495cm" svg:x2="15.605cm" svg:y2="25.765cm">
          <text:p/>
        </draw:line>
        <draw:path draw:style-name="gr6" draw:text-style-name="P1" draw:layer="layout" svg:width="4.444cm" svg:height="0cm" svg:x="11.16cm" svg:y="21.955cm" svg:viewBox="0 0 4445 0" svg:d="M4445 0c-1481 0-2963 0-4445 0">
          <text:p/>
        </draw:path>
        <draw:line draw:style-name="gr11" draw:text-style-name="P2" draw:layer="layout" svg:x1="9.89cm" svg:y1="21.32cm" svg:x2="11.16cm" svg:y2="21.32cm">
          <text:p/>
        </draw:line>
        <draw:line draw:style-name="gr12" draw:text-style-name="P2" draw:layer="layout" svg:x1="9.89cm" svg:y1="14.97cm" svg:x2="11.16cm" svg:y2="14.97cm">
          <text:p/>
        </draw:line>
        <draw:line draw:style-name="gr14" draw:text-style-name="P2" draw:layer="layout" svg:x1="7.985cm" svg:y1="18.78cm" svg:x2="9.89cm" svg:y2="18.78cm">
          <text:p/>
        </draw:line>
        <draw:line draw:style-name="gr12" draw:text-style-name="P2" draw:layer="layout" svg:x1="9.89cm" svg:y1="14.97cm" svg:x2="9.89cm" svg:y2="17.51cm">
          <text:p/>
        </draw:line>
        <draw:line draw:style-name="gr12" draw:text-style-name="P2" draw:layer="layout" svg:x1="11.16cm" svg:y1="14.97cm" svg:x2="11.16cm" svg:y2="17.51cm">
          <text:p/>
        </draw:line>
        <draw:line draw:style-name="gr12" draw:text-style-name="P2" draw:layer="layout" svg:x1="9.89cm" svg:y1="23.86cm" svg:x2="11.224cm" svg:y2="23.86cm">
          <text:p/>
        </draw:line>
        <draw:line draw:style-name="gr12" draw:text-style-name="P2" draw:layer="layout" svg:x1="9.89cm" svg:y1="21.955cm" svg:x2="11.351cm" svg:y2="21.955cm">
          <text:p/>
        </draw:line>
        <draw:line draw:style-name="gr12" draw:text-style-name="P2" draw:layer="layout" svg:x1="10.525cm" svg:y1="23.86cm" svg:x2="10.525cm" svg:y2="21.955cm">
          <text:p/>
        </draw:line>
        <draw:line draw:style-name="gr12" draw:text-style-name="P2" draw:layer="layout" svg:x1="9.89cm" svg:y1="21.32cm" svg:x2="9.89cm" svg:y2="21.955cm">
          <text:p/>
        </draw:line>
        <draw:line draw:style-name="gr12" draw:text-style-name="P2" draw:layer="layout" svg:x1="11.16cm" svg:y1="21.32cm" svg:x2="11.16cm" svg:y2="21.955cm">
          <text:p/>
        </draw:line>
        <draw:line draw:style-name="gr12" draw:text-style-name="P2" draw:layer="layout" svg:x1="10.144cm" svg:y1="21.702cm" svg:x2="11.033cm" svg:y2="21.511cm">
          <text:p/>
        </draw:line>
        <draw:line draw:style-name="gr12" draw:text-style-name="P2" draw:layer="layout" svg:x1="10.081cm" svg:y1="21.447cm" svg:x2="11.034cm" svg:y2="21.765cm">
          <text:p/>
        </draw:line>
        <draw:line draw:style-name="gr12" draw:text-style-name="P2" draw:layer="layout" svg:x1="7.983cm" svg:y1="25.765cm" svg:x2="8.618cm" svg:y2="25.765cm">
          <text:p/>
        </draw:line>
        <draw:line draw:style-name="gr12" draw:text-style-name="P2" draw:layer="layout" svg:x1="7.985cm" svg:y1="24.495cm" svg:x2="8.62cm" svg:y2="24.495cm">
          <text:p/>
        </draw:line>
        <draw:line draw:style-name="gr11" draw:text-style-name="P2" draw:layer="layout" svg:x1="8.62cm" svg:y1="24.495cm" svg:x2="8.62cm" svg:y2="25.765cm">
          <text:p/>
        </draw:line>
        <draw:line draw:style-name="gr11" draw:text-style-name="P2" draw:layer="layout" svg:x1="13.065cm" svg:y1="24.495cm" svg:x2="13.065cm" svg:y2="25.765cm">
          <text:p/>
        </draw:line>
        <draw:line draw:style-name="gr12" draw:text-style-name="P2" draw:layer="layout" svg:x1="13.068cm" svg:y1="25.765cm" svg:x2="12.433cm" svg:y2="25.765cm">
          <text:p/>
        </draw:line>
        <draw:line draw:style-name="gr12" draw:text-style-name="P2" draw:layer="layout" svg:x1="13.065cm" svg:y1="24.495cm" svg:x2="12.43cm" svg:y2="24.495cm">
          <text:p/>
        </draw:line>
        <draw:line draw:style-name="gr11" draw:text-style-name="P2" draw:layer="layout" svg:x1="12.43cm" svg:y1="24.495cm" svg:x2="12.43cm" svg:y2="25.765cm">
          <text:p/>
        </draw:line>
        <draw:line draw:style-name="gr12" draw:text-style-name="P2" draw:layer="layout" svg:x1="9.89cm" svg:y1="18.78cm" svg:x2="9.89cm" svg:y2="18.145cm">
          <text:p/>
        </draw:line>
        <draw:line draw:style-name="gr12" draw:text-style-name="P2" draw:layer="layout" svg:x1="11.16cm" svg:y1="18.78cm" svg:x2="11.16cm" svg:y2="18.145cm">
          <text:p/>
        </draw:line>
        <draw:line draw:style-name="gr11" draw:text-style-name="P2" draw:layer="layout" svg:x1="9.89cm" svg:y1="18.145cm" svg:x2="11.16cm" svg:y2="18.145cm">
          <text:p/>
        </draw:line>
        <draw:line draw:style-name="gr14" draw:text-style-name="P2" draw:layer="layout" svg:x1="11.16cm" svg:y1="18.78cm" svg:x2="13.065cm" svg:y2="18.78cm">
          <text:p/>
        </draw:line>
        <draw:line draw:style-name="gr12" draw:text-style-name="P2" draw:layer="layout" svg:x1="9.89cm" svg:y1="18.146cm" svg:x2="9.89cm" svg:y2="17.447cm">
          <text:p/>
        </draw:line>
        <draw:line draw:style-name="gr12" draw:text-style-name="P2" draw:layer="layout" svg:x1="11.16cm" svg:y1="18.145cm" svg:x2="11.16cm" svg:y2="17.51cm">
          <text:p/>
        </draw:line>
        <draw:line draw:style-name="gr11" draw:text-style-name="P2" draw:layer="layout" svg:x1="9.89cm" svg:y1="17.51cm" svg:x2="11.16cm" svg:y2="17.51cm">
          <text:p/>
        </draw:line>
        <draw:line draw:style-name="gr12" draw:text-style-name="P2" draw:layer="layout" svg:x1="9.255cm" svg:y1="18.145cm" svg:x2="9.255cm" svg:y2="17.51cm">
          <text:p/>
        </draw:line>
        <draw:line draw:style-name="gr12" draw:text-style-name="P2" draw:layer="layout" svg:x1="9.89cm" svg:y1="17.51cm" svg:x2="9.255cm" svg:y2="17.51cm">
          <text:p/>
        </draw:line>
        <draw:line draw:style-name="gr12" draw:text-style-name="P2" draw:layer="layout" svg:x1="9.89cm" svg:y1="18.145cm" svg:x2="9.255cm" svg:y2="18.145cm">
          <text:p/>
        </draw:line>
        <draw:line draw:style-name="gr12" draw:text-style-name="P2" draw:layer="layout" svg:x1="11.795cm" svg:y1="18.145cm" svg:x2="11.795cm" svg:y2="17.51cm">
          <text:p/>
        </draw:line>
        <draw:line draw:style-name="gr12" draw:text-style-name="P2" draw:layer="layout" svg:x1="11.16cm" svg:y1="17.51cm" svg:x2="11.795cm" svg:y2="17.51cm">
          <text:p/>
        </draw:line>
        <draw:line draw:style-name="gr12" draw:text-style-name="P2" draw:layer="layout" svg:x1="11.16cm" svg:y1="18.145cm" svg:x2="11.795cm" svg:y2="18.145cm">
          <text:p/>
        </draw:line>
        <draw:line draw:style-name="gr12" draw:text-style-name="P2" draw:layer="layout" svg:x1="8.62cm" svg:y1="25.765cm" svg:x2="12.494cm" svg:y2="25.765cm">
          <text:p/>
        </draw:line>
        <draw:line draw:style-name="gr12" draw:text-style-name="P2" draw:layer="layout" svg:x1="8.62cm" svg:y1="24.495cm" svg:x2="12.43cm" svg:y2="24.495cm">
          <text:p/>
        </draw:line>
        <draw:line draw:style-name="gr12" draw:text-style-name="P2" draw:layer="layout" svg:x1="10.525cm" svg:y1="25.765cm" svg:x2="10.525cm" svg:y2="24.495cm">
          <text:p/>
        </draw:line>
        <draw:line draw:style-name="gr12" draw:text-style-name="P2" draw:layer="layout" svg:x1="10.208cm" svg:y1="24.369cm" svg:x2="10.907cm" svg:y2="24.178cm">
          <text:p/>
        </draw:line>
        <draw:line draw:style-name="gr12" draw:text-style-name="P2" draw:layer="layout" svg:x1="10.398cm" svg:y1="24.114cm" svg:x2="10.779cm" svg:y2="24.305cm">
          <text:p/>
        </draw:line>
      </draw:page>
      <draw:page draw:name="page4" draw:style-name="dp1" draw:master-page-name="Default">
        <draw:path draw:style-name="gr5" draw:text-style-name="P1" draw:layer="layout" svg:width="2.539cm" svg:height="0cm" svg:x="8.62cm" svg:y="4.81cm" svg:viewBox="0 0 2540 0" svg:d="M0 0c847 0 1693 0 2540 0">
          <text:p/>
        </draw:path>
        <draw:path draw:style-name="gr5" draw:text-style-name="P1" draw:layer="layout" svg:width="2.539cm" svg:height="0cm" svg:x="8.62cm" svg:y="25.13cm" svg:viewBox="0 0 2540 0" svg:d="M2540 0c-847 0-1693 0-2540 0">
          <text:p/>
        </draw:path>
        <draw:path draw:style-name="gr6" draw:text-style-name="P1" draw:layer="layout" svg:width="0cm" svg:height="8.889cm" svg:x="8.62cm" svg:y="4.81cm" svg:viewBox="0 0 0 8890" svg:d="M0 8890c0-2963 0-5927 0-8890">
          <text:p/>
        </draw:path>
        <draw:path draw:style-name="gr7" draw:text-style-name="P1" draw:layer="layout" svg:width="5.079cm" svg:height="0cm" svg:x="3.54cm" svg:y="2.27cm" svg:viewBox="0 0 5080 0" svg:d="M0 0c1693 0 3387 0 5080 0">
          <text:p/>
        </draw:path>
        <draw:path draw:style-name="gr7" draw:text-style-name="P1" draw:layer="layout" svg:width="0cm" svg:height="2.539cm" svg:x="8.62cm" svg:y="2.27cm" svg:viewBox="0 0 0 2540" svg:d="M0 0c0 847 0 1693 0 2540">
          <text:p/>
        </draw:path>
        <draw:path draw:style-name="gr8" draw:text-style-name="P1" draw:layer="layout" svg:width="5.079cm" svg:height="0cm" svg:x="3.54cm" svg:y="4.81cm" svg:viewBox="0 0 5080 0" svg:d="M5080 0c-1693 0-3387 0-5080 0">
          <text:p/>
        </draw:path>
        <draw:path draw:style-name="gr7" draw:text-style-name="P1" draw:layer="layout" svg:width="0cm" svg:height="2.539cm" svg:x="3.54cm" svg:y="2.27cm" svg:viewBox="0 0 0 2540" svg:d="M0 2540c0-847 0-1693 0-2540">
          <text:p/>
        </draw:path>
        <draw:path draw:style-name="gr8" draw:text-style-name="P1" draw:layer="layout" svg:width="5.079cm" svg:height="0cm" svg:x="3.54cm" svg:y="25.13cm" svg:viewBox="0 0 5080 0" svg:d="M0 0c1693 0 3387 0 5080 0">
          <text:p/>
        </draw:path>
        <draw:path draw:style-name="gr7" draw:text-style-name="P1" draw:layer="layout" svg:width="0cm" svg:height="2.539cm" svg:x="8.62cm" svg:y="25.13cm" svg:viewBox="0 0 0 2540" svg:d="M0 0c0 847 0 1693 0 2540">
          <text:p/>
        </draw:path>
        <draw:path draw:style-name="gr7" draw:text-style-name="P1" draw:layer="layout" svg:width="5.079cm" svg:height="0cm" svg:x="3.54cm" svg:y="27.67cm" svg:viewBox="0 0 5080 0" svg:d="M5080 0c-1693 0-3387 0-5080 0">
          <text:p/>
        </draw:path>
        <draw:path draw:style-name="gr7" draw:text-style-name="P1" draw:layer="layout" svg:width="0cm" svg:height="2.539cm" svg:x="3.54cm" svg:y="25.13cm" svg:viewBox="0 0 0 2540" svg:d="M0 2540c0-847 0-1693 0-2540">
          <text:p/>
        </draw:path>
        <draw:line draw:style-name="gr9" draw:text-style-name="P1" draw:layer="layout" svg:x1="11.16cm" svg:y1="4.81cm" svg:x2="16.24cm" svg:y2="4.81cm">
          <text:p/>
        </draw:line>
        <draw:line draw:style-name="gr9" draw:text-style-name="P1" draw:layer="layout" svg:x1="16.24cm" svg:y1="25.13cm" svg:x2="11.16cm" svg:y2="25.13cm">
          <text:p/>
        </draw:line>
        <draw:line draw:style-name="gr10" draw:text-style-name="P1" draw:layer="layout" svg:x1="11.16cm" svg:y1="25.13cm" svg:x2="11.16cm" svg:y2="4.81cm">
          <text:p/>
        </draw:line>
        <draw:line draw:style-name="gr12" draw:text-style-name="P2" draw:layer="layout" svg:x1="3.54cm" svg:y1="20.063cm" svg:x2="3.54cm" svg:y2="25.143cm">
          <text:p/>
        </draw:line>
        <draw:line draw:style-name="gr12" draw:text-style-name="P2" draw:layer="layout" svg:x1="3.54cm" svg:y1="4.81cm" svg:x2="3.54cm" svg:y2="9.89cm">
          <text:p/>
        </draw:line>
        <draw:line draw:style-name="gr12" draw:text-style-name="P2" draw:layer="layout" svg:x1="3.54cm" svg:y1="9.89cm" svg:x2="4.81cm" svg:y2="9.89cm">
          <text:p/>
        </draw:line>
        <draw:line draw:style-name="gr12" draw:text-style-name="P2" draw:layer="layout" svg:x1="3.54cm" svg:y1="20.05cm" svg:x2="4.81cm" svg:y2="20.05cm">
          <text:p/>
        </draw:line>
        <draw:line draw:style-name="gr12" draw:text-style-name="P2" draw:layer="layout" svg:x1="16.24cm" svg:y1="20.05cm" svg:x2="16.24cm" svg:y2="25.118cm">
          <text:p/>
        </draw:line>
        <draw:line draw:style-name="gr12" draw:text-style-name="P2" draw:layer="layout" svg:x1="16.24cm" svg:y1="4.81cm" svg:x2="16.24cm" svg:y2="9.878cm">
          <text:p/>
        </draw:line>
        <draw:line draw:style-name="gr13" draw:text-style-name="P2" draw:layer="layout" svg:x1="16.24cm" svg:y1="9.89cm" svg:x2="14.97cm" svg:y2="9.89cm">
          <text:p/>
        </draw:line>
        <draw:line draw:style-name="gr13" draw:text-style-name="P2" draw:layer="layout" svg:x1="16.24cm" svg:y1="20.05cm" svg:x2="14.97cm" svg:y2="20.05cm">
          <text:p/>
        </draw:line>
        <draw:line draw:style-name="gr13" draw:text-style-name="P2" draw:layer="layout" svg:x1="4.81cm" svg:y1="9.89cm" svg:x2="4.81cm" svg:y2="13.7cm">
          <text:p/>
        </draw:line>
        <draw:line draw:style-name="gr13" draw:text-style-name="P2" draw:layer="layout" svg:x1="4.81cm" svg:y1="16.24cm" svg:x2="4.81cm" svg:y2="20.05cm">
          <text:p/>
        </draw:line>
        <draw:line draw:style-name="gr11" draw:text-style-name="P2" draw:layer="layout" svg:x1="8.62cm" svg:y1="16.24cm" svg:x2="4.81cm" svg:y2="16.24cm">
          <text:p/>
        </draw:line>
        <draw:line draw:style-name="gr11" draw:text-style-name="P2" draw:layer="layout" svg:x1="8.62cm" svg:y1="13.7cm" svg:x2="4.81cm" svg:y2="13.7cm">
          <text:p/>
        </draw:line>
        <draw:line draw:style-name="gr12" draw:text-style-name="P2" draw:layer="layout" svg:x1="3.54cm" svg:y1="4.81cm" svg:x2="1cm" svg:y2="4.81cm">
          <text:p/>
        </draw:line>
        <draw:line draw:style-name="gr12" draw:text-style-name="P2" draw:layer="layout" svg:x1="1cm" svg:y1="9.89cm" svg:x2="1cm" svg:y2="4.81cm">
          <text:p/>
        </draw:line>
        <draw:line draw:style-name="gr11" draw:text-style-name="P2" draw:layer="layout" svg:x1="3.54cm" svg:y1="9.89cm" svg:x2="1cm" svg:y2="9.89cm">
          <text:p/>
        </draw:line>
        <draw:line draw:style-name="gr12" draw:text-style-name="P2" draw:layer="layout" svg:x1="1cm" svg:y1="25.13cm" svg:x2="1cm" svg:y2="20.05cm">
          <text:p/>
        </draw:line>
        <draw:line draw:style-name="gr12" draw:text-style-name="P2" draw:layer="layout" svg:x1="3.54cm" svg:y1="25.13cm" svg:x2="1cm" svg:y2="25.13cm">
          <text:p/>
        </draw:line>
        <draw:path draw:style-name="gr6" draw:text-style-name="P1" draw:layer="layout" svg:width="0cm" svg:height="8.889cm" svg:x="8.62cm" svg:y="16.24cm" svg:viewBox="0 0 0 8890" svg:d="M0 8890c0-2963 0-5927 0-8890">
          <text:p/>
        </draw:path>
        <draw:line draw:style-name="gr11" draw:text-style-name="P2" draw:layer="layout" svg:x1="9.89cm" svg:y1="13.7cm" svg:x2="9.89cm" svg:y2="16.24cm">
          <text:p/>
        </draw:line>
        <draw:line draw:style-name="gr12" draw:text-style-name="P2" draw:layer="layout" svg:x1="22.59cm" svg:y1="13.7cm" svg:x2="22.59cm" svg:y2="16.24cm">
          <text:p/>
        </draw:line>
        <draw:line draw:style-name="gr14" draw:text-style-name="P2" draw:layer="layout" svg:x1="14.97cm" svg:y1="9.89cm" svg:x2="14.97cm" svg:y2="13.7cm">
          <text:p/>
        </draw:line>
        <draw:line draw:style-name="gr12" draw:text-style-name="P2" draw:layer="layout" svg:x1="22.59cm" svg:y1="13.7cm" svg:x2="17.51cm" svg:y2="13.7cm">
          <text:p/>
        </draw:line>
        <draw:line draw:style-name="gr12" draw:text-style-name="P2" draw:layer="layout" svg:x1="22.59cm" svg:y1="16.24cm" svg:x2="17.51cm" svg:y2="16.24cm">
          <text:p/>
        </draw:line>
        <draw:line draw:style-name="gr12" draw:text-style-name="P2" draw:layer="layout" svg:x1="4.81cm" svg:y1="13.7cm" svg:x2="4.81cm" svg:y2="16.367cm">
          <text:p/>
        </draw:line>
        <draw:line draw:style-name="gr12" draw:text-style-name="P2" draw:layer="layout" svg:x1="8.62cm" svg:y1="13.7cm" svg:x2="8.62cm" svg:y2="16.621cm">
          <text:p/>
        </draw:line>
        <draw:line draw:style-name="gr12" draw:text-style-name="P2" draw:layer="layout" svg:x1="4.81cm" svg:y1="14.97cm" svg:x2="8.62cm" svg:y2="14.97cm">
          <text:p/>
        </draw:line>
        <draw:line draw:style-name="gr12" draw:text-style-name="P2" draw:layer="layout" svg:x1="9.89cm" svg:y1="13.7cm" svg:x2="8.62cm" svg:y2="13.7cm">
          <text:p/>
        </draw:line>
        <draw:line draw:style-name="gr12" draw:text-style-name="P2" draw:layer="layout" svg:x1="9.89cm" svg:y1="16.24cm" svg:x2="8.62cm" svg:y2="16.24cm">
          <text:p/>
        </draw:line>
        <draw:line draw:style-name="gr12" draw:text-style-name="P2" draw:layer="layout" svg:x1="9.128cm" svg:y1="14.208cm" svg:x2="9.509cm" svg:y2="15.986cm">
          <text:p/>
        </draw:line>
        <draw:line draw:style-name="gr12" draw:text-style-name="P2" draw:layer="layout" svg:x1="9.636cm" svg:y1="14.081cm" svg:x2="9.001cm" svg:y2="15.986cm">
          <text:p/>
        </draw:line>
        <draw:line draw:style-name="gr12" draw:text-style-name="P2" draw:layer="layout" svg:x1="1cm" svg:y1="9.885cm" svg:x2="1cm" svg:y2="11.155cm">
          <text:p/>
        </draw:line>
        <draw:line draw:style-name="gr12" draw:text-style-name="P2" draw:layer="layout" svg:x1="3.54cm" svg:y1="9.89cm" svg:x2="3.54cm" svg:y2="11.16cm">
          <text:p/>
        </draw:line>
        <draw:line draw:style-name="gr11" draw:text-style-name="P2" draw:layer="layout" svg:x1="3.54cm" svg:y1="11.16cm" svg:x2="1cm" svg:y2="11.16cm">
          <text:p/>
        </draw:line>
        <draw:line draw:style-name="gr11" draw:text-style-name="P2" draw:layer="layout" svg:x1="3.54cm" svg:y1="20.05cm" svg:x2="1cm" svg:y2="20.05cm">
          <text:p/>
        </draw:line>
        <draw:line draw:style-name="gr12" draw:text-style-name="P2" draw:layer="layout" svg:x1="1cm" svg:y1="20.055cm" svg:x2="1cm" svg:y2="18.785cm">
          <text:p/>
        </draw:line>
        <draw:line draw:style-name="gr12" draw:text-style-name="P2" draw:layer="layout" svg:x1="3.54cm" svg:y1="20.05cm" svg:x2="3.54cm" svg:y2="18.78cm">
          <text:p/>
        </draw:line>
        <draw:line draw:style-name="gr11" draw:text-style-name="P2" draw:layer="layout" svg:x1="3.54cm" svg:y1="18.78cm" svg:x2="1cm" svg:y2="18.78cm">
          <text:p/>
        </draw:line>
        <draw:line draw:style-name="gr12" draw:text-style-name="P2" draw:layer="layout" svg:x1="14.97cm" svg:y1="13.7cm" svg:x2="16.24cm" svg:y2="13.7cm">
          <text:p/>
        </draw:line>
        <draw:line draw:style-name="gr12" draw:text-style-name="P2" draw:layer="layout" svg:x1="14.97cm" svg:y1="16.24cm" svg:x2="16.24cm" svg:y2="16.24cm">
          <text:p/>
        </draw:line>
        <draw:line draw:style-name="gr11" draw:text-style-name="P2" draw:layer="layout" svg:x1="16.24cm" svg:y1="13.7cm" svg:x2="16.24cm" svg:y2="16.24cm">
          <text:p/>
        </draw:line>
        <draw:line draw:style-name="gr14" draw:text-style-name="P2" draw:layer="layout" svg:x1="14.97cm" svg:y1="16.24cm" svg:x2="14.97cm" svg:y2="20.05cm">
          <text:p/>
        </draw:line>
        <draw:line draw:style-name="gr12" draw:text-style-name="P2" draw:layer="layout" svg:x1="16.24cm" svg:y1="13.7cm" svg:x2="17.637cm" svg:y2="13.7cm">
          <text:p/>
        </draw:line>
        <draw:line draw:style-name="gr12" draw:text-style-name="P2" draw:layer="layout" svg:x1="16.24cm" svg:y1="16.24cm" svg:x2="17.51cm" svg:y2="16.24cm">
          <text:p/>
        </draw:line>
        <draw:line draw:style-name="gr11" draw:text-style-name="P2" draw:layer="layout" svg:x1="17.51cm" svg:y1="13.7cm" svg:x2="17.51cm" svg:y2="16.24cm">
          <text:p/>
        </draw:line>
        <draw:line draw:style-name="gr12" draw:text-style-name="P2" draw:layer="layout" svg:x1="16.24cm" svg:y1="12.43cm" svg:x2="17.51cm" svg:y2="12.43cm">
          <text:p/>
        </draw:line>
        <draw:line draw:style-name="gr12" draw:text-style-name="P2" draw:layer="layout" svg:x1="17.51cm" svg:y1="13.7cm" svg:x2="17.51cm" svg:y2="12.43cm">
          <text:p/>
        </draw:line>
        <draw:line draw:style-name="gr12" draw:text-style-name="P2" draw:layer="layout" svg:x1="16.24cm" svg:y1="13.7cm" svg:x2="16.24cm" svg:y2="12.43cm">
          <text:p/>
        </draw:line>
        <draw:line draw:style-name="gr12" draw:text-style-name="P2" draw:layer="layout" svg:x1="16.24cm" svg:y1="17.51cm" svg:x2="17.51cm" svg:y2="17.51cm">
          <text:p/>
        </draw:line>
        <draw:line draw:style-name="gr12" draw:text-style-name="P2" draw:layer="layout" svg:x1="17.51cm" svg:y1="16.24cm" svg:x2="17.51cm" svg:y2="17.51cm">
          <text:p/>
        </draw:line>
        <draw:line draw:style-name="gr12" draw:text-style-name="P2" draw:layer="layout" svg:x1="16.24cm" svg:y1="16.24cm" svg:x2="16.24cm" svg:y2="17.51cm">
          <text:p/>
        </draw:line>
        <draw:frame draw:style-name="gr15" draw:text-style-name="P3" draw:layer="layout" svg:width="0.853cm" svg:height="0.962cm" svg:x="4.81cm" svg:y="3.159cm">
          <draw:text-box>
            <text:p>1</text:p>
          </draw:text-box>
        </draw:frame>
        <draw:frame draw:style-name="gr15" draw:text-style-name="P3" draw:layer="layout" svg:width="0.853cm" svg:height="0.962cm" svg:x="2.143cm" svg:y="6.588cm">
          <draw:text-box>
            <text:p>2</text:p>
          </draw:text-box>
        </draw:frame>
        <draw:frame draw:style-name="gr15" draw:text-style-name="P3" draw:layer="layout" svg:width="0.853cm" svg:height="0.962cm" svg:x="5.953cm" svg:y="6.588cm">
          <draw:text-box>
            <text:p>3</text:p>
          </draw:text-box>
        </draw:frame>
        <draw:frame draw:style-name="gr15" draw:text-style-name="P3" draw:layer="layout" svg:width="0.853cm" svg:height="0.962cm" svg:x="9.382cm" svg:y="6.969cm">
          <draw:text-box>
            <text:p>4</text:p>
          </draw:text-box>
        </draw:frame>
        <draw:frame draw:style-name="gr15" draw:text-style-name="P3" draw:layer="layout" svg:width="0.853cm" svg:height="0.962cm" svg:x="13.319cm" svg:y="6.715cm">
          <draw:text-box>
            <text:p>5</text:p>
          </draw:text-box>
        </draw:frame>
        <draw:frame draw:style-name="gr15" draw:text-style-name="P3" draw:layer="layout" svg:width="0.853cm" svg:height="0.962cm" svg:x="16.494cm" svg:y="13.192cm">
          <draw:text-box>
            <text:p>6</text:p>
          </draw:text-box>
        </draw:frame>
        <draw:frame draw:style-name="gr15" draw:text-style-name="P3" draw:layer="layout" svg:width="0.853cm" svg:height="0.962cm" svg:x="16.875cm" svg:y="15.097cm">
          <draw:text-box>
            <text:p>7</text:p>
          </draw:text-box>
        </draw:frame>
        <draw:frame draw:style-name="gr15" draw:text-style-name="P3" draw:layer="layout" svg:width="0.853cm" svg:height="0.962cm" svg:x="16.748cm" svg:y="16.621cm">
          <draw:text-box>
            <text:p>8</text:p>
          </draw:text-box>
        </draw:frame>
        <draw:frame draw:style-name="gr15" draw:text-style-name="P3" draw:layer="layout" svg:width="0.853cm" svg:height="0.962cm" svg:x="20cm" svg:y="14.716cm">
          <draw:text-box>
            <text:p>9</text:p>
          </draw:text-box>
        </draw:frame>
        <draw:frame draw:style-name="gr15" draw:text-style-name="P3" draw:layer="layout" svg:width="1.205cm" svg:height="0.962cm" svg:x="6.969cm" svg:y="14.208cm">
          <draw:text-box>
            <text:p>10</text:p>
          </draw:text-box>
        </draw:frame>
        <draw:frame draw:style-name="gr15" draw:text-style-name="P3" draw:layer="layout" svg:width="1.158cm" svg:height="0.962cm" svg:x="7.731cm" svg:y="15.986cm">
          <draw:text-box>
            <text:p>11</text:p>
          </draw:text-box>
        </draw:frame>
        <draw:frame draw:style-name="gr15" draw:text-style-name="P3" draw:layer="layout" svg:width="1.205cm" svg:height="0.962cm" svg:x="6.588cm" svg:y="19.288cm">
          <draw:text-box>
            <text:p>12</text:p>
          </draw:text-box>
        </draw:frame>
        <draw:frame draw:style-name="gr15" draw:text-style-name="P3" draw:layer="layout" svg:width="1.205cm" svg:height="0.962cm" svg:x="4.937cm" svg:y="25.892cm">
          <draw:text-box>
            <text:p>13</text:p>
          </draw:text-box>
        </draw:frame>
        <draw:frame draw:style-name="gr15" draw:text-style-name="P3" draw:layer="layout" svg:width="1.205cm" svg:height="0.962cm" svg:x="2.397cm" svg:y="22.971cm">
          <draw:text-box>
            <text:p>14</text:p>
          </draw:text-box>
        </draw:frame>
        <draw:frame draw:style-name="gr15" draw:text-style-name="P3" draw:layer="layout" svg:width="1.205cm" svg:height="0.962cm" svg:x="2.143cm" svg:y="19.161cm">
          <draw:text-box>
            <text:p>15</text:p>
          </draw:text-box>
        </draw:frame>
        <draw:frame draw:style-name="gr15" draw:text-style-name="P3" draw:layer="layout" svg:width="1.205cm" svg:height="0.962cm" svg:x="1.889cm" svg:y="10.017cm">
          <draw:text-box>
            <text:p>16</text:p>
          </draw:text-box>
        </draw:frame>
        <draw:line draw:style-name="gr12" draw:text-style-name="P2" draw:layer="layout" svg:x1="1cm" svg:y1="11.16cm" svg:x2="1cm" svg:y2="18.907cm">
          <text:p/>
        </draw:line>
        <draw:line draw:style-name="gr12" draw:text-style-name="P2" draw:layer="layout" svg:x1="3.54cm" svg:y1="11.16cm" svg:x2="3.54cm" svg:y2="18.78cm">
          <text:p/>
        </draw:line>
        <draw:line draw:style-name="gr12" draw:text-style-name="P2" draw:layer="layout" svg:x1="1cm" svg:y1="14.97cm" svg:x2="3.54cm" svg:y2="14.97cm">
          <text:p/>
        </draw:line>
        <draw:line draw:style-name="gr12" draw:text-style-name="P2" draw:layer="layout" svg:x1="3.794cm" svg:y1="14.335cm" svg:x2="4.175cm" svg:y2="15.732cm">
          <text:p/>
        </draw:line>
        <draw:line draw:style-name="gr12" draw:text-style-name="P2" draw:layer="layout" svg:x1="4.302cm" svg:y1="14.716cm" svg:x2="3.921cm" svg:y2="15.478cm">
          <text:p/>
        </draw:line>
        <draw:frame draw:style-name="gr15" draw:text-style-name="P3" draw:layer="layout" svg:width="1.205cm" svg:height="0.962cm" svg:x="1.889cm" svg:y="12.811cm">
          <draw:text-box>
            <text:p>17</text:p>
          </draw:text-box>
        </draw:frame>
        <draw:frame draw:style-name="gr15" draw:text-style-name="P3" draw:layer="layout" svg:width="1.205cm" svg:height="0.962cm" svg:x="2.27cm" svg:y="16.367cm">
          <draw:text-box>
            <text:p>18</text:p>
          </draw:text-box>
        </draw:frame>
      </draw:page>
      <draw:page draw:name="page5" draw:style-name="dp1" draw:master-page-name="Default">
        <draw:path draw:style-name="gr5" draw:text-style-name="P1" draw:layer="layout" svg:width="1.269cm" svg:height="0cm" draw:transform="rotate (1.5707963267949) translate (4.175cm 10.525cm)" svg:viewBox="0 0 1270 0" svg:d="M0 0c424 0 847 0 1270 0">
          <text:p/>
        </draw:path>
        <draw:path draw:style-name="gr5" draw:text-style-name="P1" draw:layer="layout" svg:width="1.269cm" svg:height="0cm" draw:transform="rotate (1.5707963267949) translate (14.335cm 10.525cm)" svg:viewBox="0 0 1270 0" svg:d="M1270 0c-423 0-846 0-1270 0">
          <text:p/>
        </draw:path>
        <draw:path draw:style-name="gr6" draw:text-style-name="P1" draw:layer="layout" svg:width="4.381cm" svg:height="0cm" svg:x="4.175cm" svg:y="10.525cm" svg:viewBox="0 0 4382 0" svg:d="M4382 0c-1461 0-2922 0-4382 0">
          <text:p/>
        </draw:path>
        <draw:path draw:style-name="gr7" draw:text-style-name="P1" draw:layer="layout" svg:width="2.539cm" svg:height="0cm" draw:transform="rotate (1.5707963267949) translate (2.905cm 13.065cm)" svg:viewBox="0 0 2540 0" svg:d="M0 0c847 0 1694 0 2540 0">
          <text:p/>
        </draw:path>
        <draw:path draw:style-name="gr7" draw:text-style-name="P1" draw:layer="layout" svg:width="1.269cm" svg:height="0cm" svg:x="2.905cm" svg:y="10.525cm" svg:viewBox="0 0 1270 0" svg:d="M0 0c424 0 847 0 1270 0">
          <text:p/>
        </draw:path>
        <draw:path draw:style-name="gr8" draw:text-style-name="P1" draw:layer="layout" svg:width="2.539cm" svg:height="0cm" draw:transform="rotate (1.5707963267949) translate (4.175cm 13.065cm)" svg:viewBox="0 0 2540 0" svg:d="M2540 0c-846 0-1693 0-2540 0">
          <text:p/>
        </draw:path>
        <draw:path draw:style-name="gr7" draw:text-style-name="P1" draw:layer="layout" svg:width="1.269cm" svg:height="0cm" svg:x="2.905cm" svg:y="13.065cm" svg:viewBox="0 0 1270 0" svg:d="M1270 0c-423 0-846 0-1270 0">
          <text:p/>
        </draw:path>
        <draw:path draw:style-name="gr8" draw:text-style-name="P1" draw:layer="layout" svg:width="2.539cm" svg:height="0cm" draw:transform="rotate (1.5707963267949) translate (14.335cm 13.065cm)" svg:viewBox="0 0 2540 0" svg:d="M0 0c847 0 1694 0 2540 0">
          <text:p/>
        </draw:path>
        <draw:path draw:style-name="gr7" draw:text-style-name="P1" draw:layer="layout" svg:width="1.269cm" svg:height="0cm" svg:x="14.335cm" svg:y="10.525cm" svg:viewBox="0 0 1270 0" svg:d="M0 0c424 0 847 0 1270 0">
          <text:p/>
        </draw:path>
        <draw:path draw:style-name="gr7" draw:text-style-name="P1" draw:layer="layout" svg:width="2.539cm" svg:height="0cm" draw:transform="rotate (1.5707963267949) translate (15.605cm 13.065cm)" svg:viewBox="0 0 2540 0" svg:d="M2540 0c-846 0-1693 0-2540 0">
          <text:p/>
        </draw:path>
        <draw:path draw:style-name="gr7" draw:text-style-name="P1" draw:layer="layout" svg:width="1.269cm" svg:height="0cm" svg:x="14.335cm" svg:y="13.065cm" svg:viewBox="0 0 1270 0" svg:d="M1270 0c-423 0-846 0-1270 0">
          <text:p/>
        </draw:path>
        <draw:line draw:style-name="gr9" draw:text-style-name="P1" draw:layer="layout" svg:x1="4.175cm" svg:y1="9.255cm" svg:x2="4.175cm" svg:y2="6.715cm">
          <text:p/>
        </draw:line>
        <draw:line draw:style-name="gr9" draw:text-style-name="P1" draw:layer="layout" svg:x1="14.335cm" svg:y1="6.715cm" svg:x2="14.335cm" svg:y2="9.255cm">
          <text:p/>
        </draw:line>
        <draw:line draw:style-name="gr10" draw:text-style-name="P1" draw:layer="layout" svg:x1="14.335cm" svg:y1="9.255cm" svg:x2="4.175cm" svg:y2="9.255cm">
          <text:p/>
        </draw:line>
        <draw:line draw:style-name="gr11" draw:text-style-name="P2" draw:layer="layout" svg:x1="11.802cm" svg:y1="13.065cm" svg:x2="14.342cm" svg:y2="13.065cm">
          <text:p/>
        </draw:line>
        <draw:line draw:style-name="gr13" draw:text-style-name="P2" draw:layer="layout" svg:x1="4.175cm" svg:y1="5.445cm" svg:x2="8.62cm" svg:y2="5.445cm">
          <text:p/>
        </draw:line>
        <draw:line draw:style-name="gr11" draw:text-style-name="P2" draw:layer="layout" svg:x1="8.62cm" svg:y1="13.065cm" svg:x2="8.62cm" svg:y2="10.525cm">
          <text:p/>
        </draw:line>
        <draw:line draw:style-name="gr11" draw:text-style-name="P2" draw:layer="layout" svg:x1="9.89cm" svg:y1="12.43cm" svg:x2="9.89cm" svg:y2="10.525cm">
          <text:p/>
        </draw:line>
        <draw:line draw:style-name="gr12" draw:text-style-name="P2" draw:layer="layout" svg:x1="11.795cm" svg:y1="6.715cm" svg:x2="14.329cm" svg:y2="6.715cm">
          <text:p/>
        </draw:line>
        <draw:line draw:style-name="gr11" draw:text-style-name="P2" draw:layer="layout" svg:x1="4.175cm" svg:y1="6.715cm" svg:x2="9.89cm" svg:y2="6.715cm">
          <text:p/>
        </draw:line>
        <draw:line draw:style-name="gr11" draw:text-style-name="P2" draw:layer="layout" svg:x1="9.89cm" svg:y1="7.35cm" svg:x2="11.795cm" svg:y2="7.35cm">
          <text:p/>
        </draw:line>
        <draw:line draw:style-name="gr13" draw:text-style-name="P2" draw:layer="layout" svg:x1="9.89cm" svg:y1="6.08cm" svg:x2="9.89cm" svg:y2="7.35cm">
          <text:p/>
        </draw:line>
        <draw:line draw:style-name="gr12" draw:text-style-name="P2" draw:layer="layout" svg:x1="11.795cm" svg:y1="13.065cm" svg:x2="11.795cm" svg:y2="13.7cm">
          <text:p/>
        </draw:line>
        <draw:line draw:style-name="gr12" draw:text-style-name="P2" draw:layer="layout" svg:x1="4.175cm" svg:y1="5.445cm" svg:x2="4.175cm" svg:y2="6.715cm">
          <text:p/>
        </draw:line>
        <draw:line draw:style-name="gr12" draw:text-style-name="P2" draw:layer="layout" svg:x1="8.62cm" svg:y1="5.445cm" svg:x2="8.62cm" svg:y2="6.08cm">
          <text:p/>
        </draw:line>
        <draw:line draw:style-name="gr12" draw:text-style-name="P2" draw:layer="layout" svg:x1="11.795cm" svg:y1="13.065cm" svg:x2="11.795cm" svg:y2="14.335cm">
          <text:p/>
        </draw:line>
        <draw:line draw:style-name="gr12" draw:text-style-name="P2" draw:layer="layout" svg:x1="14.335cm" svg:y1="14.335cm" svg:x2="11.795cm" svg:y2="14.335cm">
          <text:p/>
        </draw:line>
        <draw:line draw:style-name="gr12" draw:text-style-name="P2" draw:layer="layout" svg:x1="14.335cm" svg:y1="13.065cm" svg:x2="14.335cm" svg:y2="14.335cm">
          <text:p/>
        </draw:line>
        <draw:line draw:style-name="gr12" draw:text-style-name="P2" draw:layer="layout" svg:x1="9.89cm" svg:y1="12.43cm" svg:x2="11.795cm" svg:y2="12.43cm">
          <text:p/>
        </draw:line>
        <draw:line draw:style-name="gr12" draw:text-style-name="P2" draw:layer="layout" svg:x1="11.795cm" svg:y1="12.43cm" svg:x2="11.795cm" svg:y2="13.065cm">
          <text:p/>
        </draw:line>
        <draw:path draw:style-name="gr6" draw:text-style-name="P1" draw:layer="layout" svg:width="4.444cm" svg:height="0cm" svg:x="9.89cm" svg:y="10.525cm" svg:viewBox="0 0 4445 0" svg:d="M4445 0c-1482 0-2963 0-4445 0">
          <text:p/>
        </draw:path>
        <draw:line draw:style-name="gr12" draw:text-style-name="P2" draw:layer="layout" svg:x1="8.62cm" svg:y1="10.525cm" svg:x2="8.62cm" svg:y2="9.89cm">
          <text:p/>
        </draw:line>
        <draw:line draw:style-name="gr12" draw:text-style-name="P2" draw:layer="layout" svg:x1="9.89cm" svg:y1="10.525cm" svg:x2="9.89cm" svg:y2="9.89cm">
          <text:p/>
        </draw:line>
        <draw:line draw:style-name="gr12" draw:text-style-name="P2" draw:layer="layout" svg:x1="9.89cm" svg:y1="9.89cm" svg:x2="8.62cm" svg:y2="9.89cm">
          <text:p/>
        </draw:line>
        <draw:line draw:style-name="gr11" draw:text-style-name="P2" draw:layer="layout" svg:x1="8.62cm" svg:y1="6.08cm" svg:x2="9.89cm" svg:y2="6.08cm">
          <text:p/>
        </draw:line>
        <draw:line draw:style-name="gr12" draw:text-style-name="P2" draw:layer="layout" svg:x1="9.89cm" svg:y1="6.74cm" svg:x2="9.89cm" svg:y2="6.105cm">
          <text:p/>
        </draw:line>
        <draw:line draw:style-name="gr13" draw:text-style-name="P2" draw:layer="layout" svg:x1="11.795cm" svg:y1="6.08cm" svg:x2="11.795cm" svg:y2="7.35cm">
          <text:p/>
        </draw:line>
        <draw:line draw:style-name="gr12" draw:text-style-name="P2" draw:layer="layout" svg:x1="9.89cm" svg:y1="6.08cm" svg:x2="11.795cm" svg:y2="6.08cm">
          <text:p/>
        </draw:line>
        <draw:line draw:style-name="gr13" draw:text-style-name="P2" draw:layer="layout" svg:x1="4.175cm" svg:y1="13.065cm" svg:x2="8.557cm" svg:y2="13.065cm">
          <text:p/>
        </draw:line>
        <draw:line draw:style-name="gr12" draw:text-style-name="P2" draw:layer="layout" svg:x1="8.62cm" svg:y1="13.065cm" svg:x2="9.255cm" svg:y2="13.065cm">
          <text:p/>
        </draw:line>
        <draw:line draw:style-name="gr12" draw:text-style-name="P2" draw:layer="layout" svg:x1="9.255cm" svg:y1="10.525cm" svg:x2="9.255cm" svg:y2="13.065cm">
          <text:p/>
        </draw:line>
        <draw:line draw:style-name="gr12" draw:text-style-name="P2" draw:layer="layout" svg:x1="9.255cm" svg:y1="12.43cm" svg:x2="9.89cm" svg:y2="12.43cm">
          <text:p/>
        </draw:line>
        <draw:line draw:style-name="gr12" draw:text-style-name="P2" draw:layer="layout" svg:x1="8.62cm" svg:y1="10.525cm" svg:x2="9.89cm" svg:y2="10.525cm">
          <text:p/>
        </draw:line>
        <draw:line draw:style-name="gr12" draw:text-style-name="P2" draw:layer="layout" svg:x1="8.938cm" svg:y1="10.398cm" svg:x2="9.637cm" svg:y2="10.017cm">
          <text:p/>
        </draw:line>
        <draw:line draw:style-name="gr12" draw:text-style-name="P2" draw:layer="layout" svg:x1="9.065cm" svg:y1="10.081cm" svg:x2="9.573cm" svg:y2="10.399cm">
          <text:p/>
        </draw:line>
        <draw:line draw:style-name="gr12" draw:text-style-name="P2" draw:layer="layout" svg:x1="8.62cm" svg:y1="6.08cm" svg:x2="8.62cm" svg:y2="3.54cm">
          <text:p/>
        </draw:line>
        <draw:line draw:style-name="gr12" draw:text-style-name="P2" draw:layer="layout" svg:x1="9.89cm" svg:y1="6.08cm" svg:x2="9.89cm" svg:y2="3.54cm">
          <text:p/>
        </draw:line>
        <draw:line draw:style-name="gr13" draw:text-style-name="P2" draw:layer="layout" svg:x1="8.62cm" svg:y1="3.54cm" svg:x2="9.89cm" svg:y2="3.54cm">
          <text:p/>
        </draw:line>
        <draw:path draw:style-name="gr5" draw:text-style-name="P1" draw:layer="layout" svg:width="0cm" svg:height="1.269cm" svg:x="14.335cm" svg:y="20.685cm" svg:viewBox="0 0 0 1270" svg:d="M0 1270c0-423 0-846 0-1270">
          <text:p/>
        </draw:path>
        <draw:path draw:style-name="gr5" draw:text-style-name="P1" draw:layer="layout" svg:width="0cm" svg:height="1.269cm" svg:x="4.175cm" svg:y="20.685cm" svg:viewBox="0 0 0 1270" svg:d="M0 0c0 424 0 847 0 1270">
          <text:p/>
        </draw:path>
        <draw:path draw:style-name="gr6" draw:text-style-name="P1" draw:layer="layout" svg:width="4.381cm" svg:height="0cm" svg:x="9.954cm" svg:y="21.955cm" svg:viewBox="0 0 4382 0" svg:d="M0 0c1460 0 2921 0 4382 0">
          <text:p/>
        </draw:path>
        <draw:path draw:style-name="gr7" draw:text-style-name="P1" draw:layer="layout" svg:width="0cm" svg:height="2.539cm" svg:x="15.605cm" svg:y="21.955cm" svg:viewBox="0 0 0 2540" svg:d="M0 2540c0-846 0-1693 0-2540">
          <text:p/>
        </draw:path>
        <draw:path draw:style-name="gr7" draw:text-style-name="P1" draw:layer="layout" svg:width="1.269cm" svg:height="0cm" svg:x="14.335cm" svg:y="21.955cm" svg:viewBox="0 0 1270 0" svg:d="M1270 0c-423 0-846 0-1270 0">
          <text:p/>
        </draw:path>
        <draw:path draw:style-name="gr8" draw:text-style-name="P1" draw:layer="layout" svg:width="0cm" svg:height="2.539cm" svg:x="14.335cm" svg:y="21.955cm" svg:viewBox="0 0 0 2540" svg:d="M0 0c0 847 0 1694 0 2540">
          <text:p/>
        </draw:path>
        <draw:path draw:style-name="gr7" draw:text-style-name="P1" draw:layer="layout" svg:width="1.269cm" svg:height="0cm" svg:x="14.335cm" svg:y="24.495cm" svg:viewBox="0 0 1270 0" svg:d="M0 0c424 0 847 0 1270 0">
          <text:p/>
        </draw:path>
        <draw:path draw:style-name="gr8" draw:text-style-name="P1" draw:layer="layout" svg:width="0cm" svg:height="2.539cm" svg:x="4.175cm" svg:y="21.955cm" svg:viewBox="0 0 0 2540" svg:d="M0 2540c0-846 0-1693 0-2540">
          <text:p/>
        </draw:path>
        <draw:path draw:style-name="gr7" draw:text-style-name="P1" draw:layer="layout" svg:width="1.269cm" svg:height="0cm" svg:x="2.905cm" svg:y="21.955cm" svg:viewBox="0 0 1270 0" svg:d="M1270 0c-423 0-846 0-1270 0">
          <text:p/>
        </draw:path>
        <draw:path draw:style-name="gr7" draw:text-style-name="P1" draw:layer="layout" svg:width="0cm" svg:height="2.539cm" svg:x="2.905cm" svg:y="21.955cm" svg:viewBox="0 0 0 2540" svg:d="M0 0c0 847 0 1694 0 2540">
          <text:p/>
        </draw:path>
        <draw:path draw:style-name="gr7" draw:text-style-name="P1" draw:layer="layout" svg:width="1.269cm" svg:height="0cm" svg:x="2.905cm" svg:y="24.495cm" svg:viewBox="0 0 1270 0" svg:d="M0 0c424 0 847 0 1270 0">
          <text:p/>
        </draw:path>
        <draw:line draw:style-name="gr9" draw:text-style-name="P1" draw:layer="layout" svg:x1="14.335cm" svg:y1="20.685cm" svg:x2="14.335cm" svg:y2="18.145cm">
          <text:p/>
        </draw:line>
        <draw:line draw:style-name="gr9" draw:text-style-name="P1" draw:layer="layout" svg:x1="4.175cm" svg:y1="18.145cm" svg:x2="4.175cm" svg:y2="20.685cm">
          <text:p/>
        </draw:line>
        <draw:line draw:style-name="gr10" draw:text-style-name="P1" draw:layer="layout" svg:x1="4.175cm" svg:y1="20.685cm" svg:x2="14.335cm" svg:y2="20.685cm">
          <text:p/>
        </draw:line>
        <draw:line draw:style-name="gr11" draw:text-style-name="P2" draw:layer="layout" svg:x1="6.709cm" svg:y1="24.495cm" svg:x2="4.169cm" svg:y2="24.495cm">
          <text:p/>
        </draw:line>
        <draw:line draw:style-name="gr13" draw:text-style-name="P2" draw:layer="layout" svg:x1="14.335cm" svg:y1="16.875cm" svg:x2="9.89cm" svg:y2="16.875cm">
          <text:p/>
        </draw:line>
        <draw:line draw:style-name="gr11" draw:text-style-name="P2" draw:layer="layout" svg:x1="9.89cm" svg:y1="24.495cm" svg:x2="9.89cm" svg:y2="21.955cm">
          <text:p/>
        </draw:line>
        <draw:line draw:style-name="gr11" draw:text-style-name="P2" draw:layer="layout" svg:x1="8.62cm" svg:y1="23.86cm" svg:x2="8.62cm" svg:y2="21.955cm">
          <text:p/>
        </draw:line>
        <draw:line draw:style-name="gr12" draw:text-style-name="P2" draw:layer="layout" svg:x1="6.715cm" svg:y1="18.145cm" svg:x2="4.181cm" svg:y2="18.145cm">
          <text:p/>
        </draw:line>
        <draw:line draw:style-name="gr11" draw:text-style-name="P2" draw:layer="layout" svg:x1="14.335cm" svg:y1="18.145cm" svg:x2="8.62cm" svg:y2="18.145cm">
          <text:p/>
        </draw:line>
        <draw:line draw:style-name="gr11" draw:text-style-name="P2" draw:layer="layout" svg:x1="8.62cm" svg:y1="18.78cm" svg:x2="6.715cm" svg:y2="18.78cm">
          <text:p/>
        </draw:line>
        <draw:line draw:style-name="gr13" draw:text-style-name="P2" draw:layer="layout" svg:x1="8.62cm" svg:y1="17.51cm" svg:x2="8.62cm" svg:y2="18.78cm">
          <text:p/>
        </draw:line>
        <draw:line draw:style-name="gr12" draw:text-style-name="P2" draw:layer="layout" svg:x1="6.715cm" svg:y1="24.495cm" svg:x2="6.715cm" svg:y2="25.13cm">
          <text:p/>
        </draw:line>
        <draw:line draw:style-name="gr12" draw:text-style-name="P2" draw:layer="layout" svg:x1="14.335cm" svg:y1="16.875cm" svg:x2="14.335cm" svg:y2="18.145cm">
          <text:p/>
        </draw:line>
        <draw:line draw:style-name="gr12" draw:text-style-name="P2" draw:layer="layout" svg:x1="9.89cm" svg:y1="16.875cm" svg:x2="9.89cm" svg:y2="17.51cm">
          <text:p/>
        </draw:line>
        <draw:line draw:style-name="gr12" draw:text-style-name="P2" draw:layer="layout" svg:x1="6.715cm" svg:y1="24.495cm" svg:x2="6.715cm" svg:y2="25.765cm">
          <text:p/>
        </draw:line>
        <draw:line draw:style-name="gr12" draw:text-style-name="P2" draw:layer="layout" svg:x1="4.175cm" svg:y1="25.765cm" svg:x2="6.715cm" svg:y2="25.765cm">
          <text:p/>
        </draw:line>
        <draw:line draw:style-name="gr12" draw:text-style-name="P2" draw:layer="layout" svg:x1="4.175cm" svg:y1="24.495cm" svg:x2="4.175cm" svg:y2="25.765cm">
          <text:p/>
        </draw:line>
        <draw:line draw:style-name="gr12" draw:text-style-name="P2" draw:layer="layout" svg:x1="8.62cm" svg:y1="23.86cm" svg:x2="6.715cm" svg:y2="23.86cm">
          <text:p/>
        </draw:line>
        <draw:line draw:style-name="gr12" draw:text-style-name="P2" draw:layer="layout" svg:x1="6.715cm" svg:y1="23.86cm" svg:x2="6.715cm" svg:y2="24.495cm">
          <text:p/>
        </draw:line>
        <draw:path draw:style-name="gr6" draw:text-style-name="P1" draw:layer="layout" svg:width="4.444cm" svg:height="0cm" svg:x="4.175cm" svg:y="21.955cm" svg:viewBox="0 0 4445 0" svg:d="M0 0c1482 0 2963 0 4445 0">
          <text:p/>
        </draw:path>
        <draw:line draw:style-name="gr12" draw:text-style-name="P2" draw:layer="layout" svg:x1="9.89cm" svg:y1="21.955cm" svg:x2="9.89cm" svg:y2="21.32cm">
          <text:p/>
        </draw:line>
        <draw:line draw:style-name="gr12" draw:text-style-name="P2" draw:layer="layout" svg:x1="8.62cm" svg:y1="21.955cm" svg:x2="8.62cm" svg:y2="21.32cm">
          <text:p/>
        </draw:line>
        <draw:line draw:style-name="gr12" draw:text-style-name="P2" draw:layer="layout" svg:x1="8.62cm" svg:y1="21.32cm" svg:x2="9.89cm" svg:y2="21.32cm">
          <text:p/>
        </draw:line>
        <draw:line draw:style-name="gr11" draw:text-style-name="P2" draw:layer="layout" svg:x1="9.89cm" svg:y1="17.51cm" svg:x2="8.62cm" svg:y2="17.51cm">
          <text:p/>
        </draw:line>
        <draw:line draw:style-name="gr12" draw:text-style-name="P2" draw:layer="layout" svg:x1="8.62cm" svg:y1="18.17cm" svg:x2="8.62cm" svg:y2="17.535cm">
          <text:p/>
        </draw:line>
        <draw:line draw:style-name="gr13" draw:text-style-name="P2" draw:layer="layout" svg:x1="6.715cm" svg:y1="17.51cm" svg:x2="6.715cm" svg:y2="18.78cm">
          <text:p/>
        </draw:line>
        <draw:line draw:style-name="gr12" draw:text-style-name="P2" draw:layer="layout" svg:x1="8.62cm" svg:y1="17.51cm" svg:x2="6.715cm" svg:y2="17.51cm">
          <text:p/>
        </draw:line>
        <draw:line draw:style-name="gr13" draw:text-style-name="P2" draw:layer="layout" svg:x1="14.336cm" svg:y1="24.495cm" svg:x2="9.954cm" svg:y2="24.495cm">
          <text:p/>
        </draw:line>
        <draw:line draw:style-name="gr12" draw:text-style-name="P2" draw:layer="layout" svg:x1="9.89cm" svg:y1="24.495cm" svg:x2="9.255cm" svg:y2="24.495cm">
          <text:p/>
        </draw:line>
        <draw:line draw:style-name="gr12" draw:text-style-name="P2" draw:layer="layout" svg:x1="9.255cm" svg:y1="21.955cm" svg:x2="9.255cm" svg:y2="24.495cm">
          <text:p/>
        </draw:line>
        <draw:line draw:style-name="gr12" draw:text-style-name="P2" draw:layer="layout" svg:x1="9.255cm" svg:y1="23.86cm" svg:x2="8.62cm" svg:y2="23.86cm">
          <text:p/>
        </draw:line>
        <draw:line draw:style-name="gr12" draw:text-style-name="P2" draw:layer="layout" svg:x1="9.89cm" svg:y1="21.955cm" svg:x2="8.62cm" svg:y2="21.955cm">
          <text:p/>
        </draw:line>
        <draw:line draw:style-name="gr12" draw:text-style-name="P2" draw:layer="layout" svg:x1="9.573cm" svg:y1="21.828cm" svg:x2="8.874cm" svg:y2="21.447cm">
          <text:p/>
        </draw:line>
        <draw:line draw:style-name="gr12" draw:text-style-name="P2" draw:layer="layout" svg:x1="9.446cm" svg:y1="21.511cm" svg:x2="8.938cm" svg:y2="21.829cm">
          <text:p/>
        </draw:line>
        <draw:line draw:style-name="gr12" draw:text-style-name="P2" draw:layer="layout" svg:x1="9.89cm" svg:y1="17.51cm" svg:x2="9.89cm" svg:y2="14.97cm">
          <text:p/>
        </draw:line>
        <draw:line draw:style-name="gr12" draw:text-style-name="P2" draw:layer="layout" svg:x1="8.62cm" svg:y1="17.51cm" svg:x2="8.62cm" svg:y2="14.97cm">
          <text:p/>
        </draw:line>
        <draw:line draw:style-name="gr13" draw:text-style-name="P2" draw:layer="layout" svg:x1="9.89cm" svg:y1="14.97cm" svg:x2="8.62cm" svg:y2="14.97cm">
          <text:p/>
        </draw:line>
      </draw:page>
      <draw:page draw:name="page6" draw:style-name="dp1" draw:master-page-name="Default">
        <draw:path draw:style-name="gr5" draw:text-style-name="P1" draw:layer="layout" svg:width="2.539cm" svg:height="0cm" svg:x="8.62cm" svg:y="4.81cm" svg:viewBox="0 0 2540 0" svg:d="M0 0c847 0 1693 0 2540 0">
          <text:p/>
        </draw:path>
        <draw:path draw:style-name="gr5" draw:text-style-name="P1" draw:layer="layout" svg:width="2.539cm" svg:height="0cm" svg:x="8.62cm" svg:y="25.13cm" svg:viewBox="0 0 2540 0" svg:d="M2540 0c-847 0-1693 0-2540 0">
          <text:p/>
        </draw:path>
        <draw:path draw:style-name="gr6" draw:text-style-name="P1" draw:layer="layout" svg:width="0cm" svg:height="8.762cm" svg:x="8.62cm" svg:y="4.81cm" svg:viewBox="0 0 0 8763" svg:d="M0 8763c0-2921 0-5842 0-8763">
          <text:p/>
        </draw:path>
        <draw:path draw:style-name="gr7" draw:text-style-name="P1" draw:layer="layout" svg:width="5.079cm" svg:height="0cm" svg:x="3.54cm" svg:y="2.27cm" svg:viewBox="0 0 5080 0" svg:d="M0 0c1693 0 3387 0 5080 0">
          <text:p/>
        </draw:path>
        <draw:path draw:style-name="gr7" draw:text-style-name="P1" draw:layer="layout" svg:width="0cm" svg:height="2.539cm" svg:x="8.62cm" svg:y="2.27cm" svg:viewBox="0 0 0 2540" svg:d="M0 0c0 847 0 1693 0 2540">
          <text:p/>
        </draw:path>
        <draw:path draw:style-name="gr8" draw:text-style-name="P1" draw:layer="layout" svg:width="5.079cm" svg:height="0cm" svg:x="3.54cm" svg:y="4.81cm" svg:viewBox="0 0 5080 0" svg:d="M5080 0c-1693 0-3387 0-5080 0">
          <text:p/>
        </draw:path>
        <draw:path draw:style-name="gr7" draw:text-style-name="P1" draw:layer="layout" svg:width="0cm" svg:height="2.539cm" svg:x="3.54cm" svg:y="2.27cm" svg:viewBox="0 0 0 2540" svg:d="M0 2540c0-847 0-1693 0-2540">
          <text:p/>
        </draw:path>
        <draw:path draw:style-name="gr8" draw:text-style-name="P1" draw:layer="layout" svg:width="5.079cm" svg:height="0cm" svg:x="3.54cm" svg:y="25.13cm" svg:viewBox="0 0 5080 0" svg:d="M0 0c1693 0 3387 0 5080 0">
          <text:p/>
        </draw:path>
        <draw:path draw:style-name="gr7" draw:text-style-name="P1" draw:layer="layout" svg:width="0cm" svg:height="2.539cm" svg:x="8.62cm" svg:y="25.13cm" svg:viewBox="0 0 0 2540" svg:d="M0 0c0 847 0 1693 0 2540">
          <text:p/>
        </draw:path>
        <draw:path draw:style-name="gr7" draw:text-style-name="P1" draw:layer="layout" svg:width="5.079cm" svg:height="0cm" svg:x="3.54cm" svg:y="27.67cm" svg:viewBox="0 0 5080 0" svg:d="M5080 0c-1693 0-3387 0-5080 0">
          <text:p/>
        </draw:path>
        <draw:path draw:style-name="gr7" draw:text-style-name="P1" draw:layer="layout" svg:width="0cm" svg:height="2.539cm" svg:x="3.54cm" svg:y="25.13cm" svg:viewBox="0 0 0 2540" svg:d="M0 2540c0-847 0-1693 0-2540">
          <text:p/>
        </draw:path>
        <draw:line draw:style-name="gr9" draw:text-style-name="P1" draw:layer="layout" svg:x1="11.16cm" svg:y1="4.81cm" svg:x2="16.24cm" svg:y2="4.81cm">
          <text:p/>
        </draw:line>
        <draw:line draw:style-name="gr9" draw:text-style-name="P1" draw:layer="layout" svg:x1="16.24cm" svg:y1="25.13cm" svg:x2="11.16cm" svg:y2="25.13cm">
          <text:p/>
        </draw:line>
        <draw:line draw:style-name="gr10" draw:text-style-name="P1" draw:layer="layout" svg:x1="11.16cm" svg:y1="25.13cm" svg:x2="11.16cm" svg:y2="4.81cm">
          <text:p/>
        </draw:line>
        <draw:line draw:style-name="gr11" draw:text-style-name="P2" draw:layer="layout" svg:x1="3.54cm" svg:y1="20.063cm" svg:x2="3.54cm" svg:y2="25.143cm">
          <text:p/>
        </draw:line>
        <draw:line draw:style-name="gr13" draw:text-style-name="P2" draw:layer="layout" svg:x1="18.78cm" svg:y1="4.81cm" svg:x2="18.78cm" svg:y2="13.7cm">
          <text:p/>
        </draw:line>
        <draw:line draw:style-name="gr11" draw:text-style-name="P2" draw:layer="layout" svg:x1="3.54cm" svg:y1="13.7cm" svg:x2="8.62cm" svg:y2="13.7cm">
          <text:p/>
        </draw:line>
        <draw:line draw:style-name="gr11" draw:text-style-name="P2" draw:layer="layout" svg:x1="4.81cm" svg:y1="16.24cm" svg:x2="8.62cm" svg:y2="16.24cm">
          <text:p/>
        </draw:line>
        <draw:line draw:style-name="gr12" draw:text-style-name="P2" draw:layer="layout" svg:x1="16.24cm" svg:y1="20.05cm" svg:x2="16.24cm" svg:y2="25.118cm">
          <text:p/>
        </draw:line>
        <draw:line draw:style-name="gr11" draw:text-style-name="P2" draw:layer="layout" svg:x1="16.24cm" svg:y1="4.81cm" svg:x2="16.24cm" svg:y2="16.24cm">
          <text:p/>
        </draw:line>
        <draw:line draw:style-name="gr11" draw:text-style-name="P2" draw:layer="layout" svg:x1="14.97cm" svg:y1="16.24cm" svg:x2="14.97cm" svg:y2="20.05cm">
          <text:p/>
        </draw:line>
        <draw:line draw:style-name="gr13" draw:text-style-name="P2" draw:layer="layout" svg:x1="17.51cm" svg:y1="16.24cm" svg:x2="14.97cm" svg:y2="16.24cm">
          <text:p/>
        </draw:line>
        <draw:line draw:style-name="gr12" draw:text-style-name="P2" draw:layer="layout" svg:x1="3.54cm" svg:y1="20.05cm" svg:x2="2.27cm" svg:y2="20.05cm">
          <text:p/>
        </draw:line>
        <draw:line draw:style-name="gr12" draw:text-style-name="P2" draw:layer="layout" svg:x1="18.78cm" svg:y1="4.81cm" svg:x2="16.24cm" svg:y2="4.81cm">
          <text:p/>
        </draw:line>
        <draw:line draw:style-name="gr12" draw:text-style-name="P2" draw:layer="layout" svg:x1="18.78cm" svg:y1="13.7cm" svg:x2="17.51cm" svg:y2="13.7cm">
          <text:p/>
        </draw:line>
        <draw:line draw:style-name="gr12" draw:text-style-name="P2" draw:layer="layout" svg:x1="3.54cm" svg:y1="20.05cm" svg:x2="1cm" svg:y2="20.05cm">
          <text:p/>
        </draw:line>
        <draw:line draw:style-name="gr12" draw:text-style-name="P2" draw:layer="layout" svg:x1="1cm" svg:y1="25.13cm" svg:x2="1cm" svg:y2="20.05cm">
          <text:p/>
        </draw:line>
        <draw:line draw:style-name="gr12" draw:text-style-name="P2" draw:layer="layout" svg:x1="3.54cm" svg:y1="25.13cm" svg:x2="1cm" svg:y2="25.13cm">
          <text:p/>
        </draw:line>
        <draw:line draw:style-name="gr12" draw:text-style-name="P2" draw:layer="layout" svg:x1="4.81cm" svg:y1="16.24cm" svg:x2="4.81cm" svg:y2="20.05cm">
          <text:p/>
        </draw:line>
        <draw:line draw:style-name="gr12" draw:text-style-name="P2" draw:layer="layout" svg:x1="4.81cm" svg:y1="20.05cm" svg:x2="3.54cm" svg:y2="20.05cm">
          <text:p/>
        </draw:line>
        <draw:path draw:style-name="gr6" draw:text-style-name="P1" draw:layer="layout" svg:width="0cm" svg:height="8.889cm" svg:x="8.62cm" svg:y="16.24cm" svg:viewBox="0 0 0 8890" svg:d="M0 8890c0-2963 0-5927 0-8890">
          <text:p/>
        </draw:path>
        <draw:line draw:style-name="gr12" draw:text-style-name="P2" draw:layer="layout" svg:x1="8.62cm" svg:y1="13.7cm" svg:x2="9.89cm" svg:y2="13.7cm">
          <text:p/>
        </draw:line>
        <draw:line draw:style-name="gr12" draw:text-style-name="P2" draw:layer="layout" svg:x1="8.62cm" svg:y1="16.24cm" svg:x2="9.89cm" svg:y2="16.24cm">
          <text:p/>
        </draw:line>
        <draw:line draw:style-name="gr12" draw:text-style-name="P2" draw:layer="layout" svg:x1="9.89cm" svg:y1="16.24cm" svg:x2="9.89cm" svg:y2="13.7cm">
          <text:p/>
        </draw:line>
        <draw:line draw:style-name="gr11" draw:text-style-name="P2" draw:layer="layout" svg:x1="17.51cm" svg:y1="13.7cm" svg:x2="17.51cm" svg:y2="16.24cm">
          <text:p/>
        </draw:line>
        <draw:line draw:style-name="gr12" draw:text-style-name="P2" draw:layer="layout" svg:x1="16.19cm" svg:y1="16.24cm" svg:x2="17.46cm" svg:y2="16.24cm">
          <text:p/>
        </draw:line>
        <draw:line draw:style-name="gr13" draw:text-style-name="P2" draw:layer="layout" svg:x1="17.51cm" svg:y1="20.05cm" svg:x2="14.97cm" svg:y2="20.05cm">
          <text:p/>
        </draw:line>
        <draw:line draw:style-name="gr12" draw:text-style-name="P2" draw:layer="layout" svg:x1="17.51cm" svg:y1="16.24cm" svg:x2="17.51cm" svg:y2="20.05cm">
          <text:p/>
        </draw:line>
        <draw:line draw:style-name="gr13" draw:text-style-name="P2" draw:layer="layout" svg:x1="3.54cm" svg:y1="4.81cm" svg:x2="3.54cm" svg:y2="13.573cm">
          <text:p/>
        </draw:line>
        <draw:line draw:style-name="gr12" draw:text-style-name="P2" draw:layer="layout" svg:x1="3.54cm" svg:y1="13.7cm" svg:x2="3.54cm" svg:y2="14.97cm">
          <text:p/>
        </draw:line>
        <draw:line draw:style-name="gr12" draw:text-style-name="P2" draw:layer="layout" svg:x1="8.62cm" svg:y1="14.97cm" svg:x2="3.54cm" svg:y2="14.97cm">
          <text:p/>
        </draw:line>
        <draw:line draw:style-name="gr12" draw:text-style-name="P2" draw:layer="layout" svg:x1="4.81cm" svg:y1="14.97cm" svg:x2="4.81cm" svg:y2="16.24cm">
          <text:p/>
        </draw:line>
        <draw:line draw:style-name="gr12" draw:text-style-name="P2" draw:layer="layout" svg:x1="8.62cm" svg:y1="13.7cm" svg:x2="8.62cm" svg:y2="16.24cm">
          <text:p/>
        </draw:line>
        <draw:line draw:style-name="gr12" draw:text-style-name="P2" draw:layer="layout" svg:x1="8.874cm" svg:y1="14.335cm" svg:x2="9.636cm" svg:y2="15.732cm">
          <text:p/>
        </draw:line>
        <draw:line draw:style-name="gr12" draw:text-style-name="P2" draw:layer="layout" svg:x1="9.509cm" svg:y1="14.589cm" svg:x2="8.874cm" svg:y2="15.605cm">
          <text:p/>
        </draw:line>
        <draw:line draw:style-name="gr12" draw:text-style-name="P2" draw:layer="layout" svg:x1="17.51cm" svg:y1="13.7cm" svg:x2="22.59cm" svg:y2="13.7cm">
          <text:p/>
        </draw:line>
        <draw:line draw:style-name="gr12" draw:text-style-name="P2" draw:layer="layout" svg:x1="17.51cm" svg:y1="16.24cm" svg:x2="22.59cm" svg:y2="16.24cm">
          <text:p/>
        </draw:line>
        <draw:line draw:style-name="gr13" draw:text-style-name="P2" draw:layer="layout" svg:x1="22.59cm" svg:y1="13.7cm" svg:x2="22.59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6:15:49.363132553</meta:creation-date>
    <dc:date>2019-06-09T15:16:11.688619691</dc:date>
    <meta:editing-duration>PT43M26S</meta:editing-duration>
    <meta:editing-cycles>12</meta:editing-cycles>
    <meta:generator>LibreOffice/6.0.7.3$Linux_X86_64 LibreOffice_project/00m0$Build-3</meta:generator>
    <meta:document-statistic meta:object-count="433"/>
  </office:meta>
</office:document-meta>
</file>